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bold" fo:font-family="Calibri" style:font-family-asian="Calibri" style:font-family-complex="Calibri" fo:background-color="transparent" style:use-window-font-color="true"/>
    </style:style>
    <style:style style:name="T149" style:family="text">
      <style:text-properties fo:font-size="11.00pt" fo:font-weight="bold"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bold"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bold" fo:font-family="Calibri" style:font-family-asian="Calibri" style:font-family-complex="Calibri" fo:background-color="transparent" style:use-window-font-color="true"/>
    </style:style>
    <style:style style:name="T155" style:family="text">
      <style:text-properties fo:font-size="11.00pt" fo:font-weight="bold"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fo:font-style="italic"/>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bold"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bold"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Calibri" style:font-family-asian="Calibri" style:font-family-complex="Calibri" fo:background-color="#ffffff" fo:color="#333333"/>
    </style:style>
    <style:style style:name="T317" style:family="text">
      <style:text-properties fo:font-size="11.00pt" fo:font-weight="normal" fo:font-family="Calibri" style:font-family-asian="Calibri" style:font-family-complex="Calibri" fo:background-color="#ffffff" fo:color="#333333"/>
    </style:style>
    <style:style style:name="T318" style:family="text">
      <style:text-properties fo:font-size="11.00pt" fo:font-weight="normal" fo:font-family="Calibri" style:font-family-asian="Calibri" style:font-family-complex="Calibri" fo:background-color="#ffffff" fo:color="#333333"/>
    </style:style>
    <style:style style:name="T319" style:family="text">
      <style:text-properties fo:font-size="11.00pt" fo:font-weight="normal" fo:font-family="Calibri" style:font-family-asian="Calibri" style:font-family-complex="Calibri" fo:background-color="#ffffff" fo:color="#333333"/>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ffffff" fo:color="#333333"/>
    </style:style>
    <style:style style:name="T322" style:family="text">
      <style:text-properties fo:font-size="11.00pt" fo:font-weight="normal" fo:font-family="Calibri" style:font-family-asian="Calibri" style:font-family-complex="Calibri" fo:background-color="#ffffff" fo:color="#333333"/>
    </style:style>
    <style:style style:name="T323" style:family="text">
      <style:text-properties fo:font-size="11.00pt" fo:font-weight="normal" fo:font-family="Calibri" style:font-family-asian="Calibri" style:font-family-complex="Calibri" fo:background-color="#ffffff" fo:color="#333333"/>
    </style:style>
    <style:style style:name="T324" style:family="text">
      <style:text-properties fo:font-size="11.00pt" fo:font-weight="normal" fo:font-family="Calibri" style:font-family-asian="Calibri" style:font-family-complex="Calibri" fo:background-color="#ffffff" fo:color="#333333"/>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ffffff" fo:color="#333333"/>
    </style:style>
    <style:style style:name="T327" style:family="text">
      <style:text-properties fo:font-size="11.00pt" fo:font-weight="normal" fo:font-family="Calibri" style:font-family-asian="Calibri" style:font-family-complex="Calibri" fo:background-color="#ffffff" fo:color="#333333"/>
    </style:style>
    <style:style style:name="T328" style:family="text">
      <style:text-properties fo:font-size="11.00pt" fo:font-weight="normal" fo:font-family="Calibri" style:font-family-asian="Calibri" style:font-family-complex="Calibri" fo:background-color="#ffffff" fo:color="#333333"/>
    </style:style>
    <style:style style:name="T329" style:family="text">
      <style:text-properties fo:font-size="11.00pt" fo:font-weight="normal" fo:font-family="Calibri" style:font-family-asian="Calibri" style:font-family-complex="Calibri" fo:background-color="#ffffff" fo:color="#333333"/>
    </style:style>
    <style:style style:name="T330" style:family="text">
      <style:text-properties fo:font-size="11.00pt" fo:font-weight="normal" fo:font-family="Calibri" style:font-family-asian="Calibri" style:font-family-complex="Calibri" fo:background-color="#ffffff" fo:color="#333333"/>
    </style:style>
    <style:style style:name="T331" style:family="text">
      <style:text-properties fo:font-size="11.00pt" fo:font-weight="normal" fo:font-family="Calibri" style:font-family-asian="Calibri" style:font-family-complex="Calibri" fo:background-color="#ffffff" fo:color="#333333"/>
    </style:style>
    <style:style style:name="T332" style:family="text">
      <style:text-properties fo:font-size="11.00pt" fo:font-weight="normal" fo:font-family="Calibri" style:font-family-asian="Calibri" style:font-family-complex="Calibri" fo:background-color="#ffffff" fo:color="#333333"/>
    </style:style>
    <style:style style:name="T333" style:family="text">
      <style:text-properties fo:font-size="11.00pt" fo:font-weight="normal" fo:font-family="Calibri" style:font-family-asian="Calibri" style:font-family-complex="Calibri" fo:background-color="#ffffff" fo:color="#333333"/>
    </style:style>
    <style:style style:name="T334" style:family="text">
      <style:text-properties fo:font-size="11.00pt" fo:font-weight="normal" fo:font-family="Calibri" style:font-family-asian="Calibri" style:font-family-complex="Calibri" fo:background-color="#ffffff" fo:color="#333333"/>
    </style:style>
    <style:style style:name="T335" style:family="text">
      <style:text-properties fo:font-size="11.00pt" fo:font-weight="normal" fo:font-family="Calibri" style:font-family-asian="Calibri" style:font-family-complex="Calibri" fo:background-color="#ffffff" fo:color="#333333"/>
    </style:style>
    <style:style style:name="T336" style:family="text">
      <style:text-properties fo:font-size="11.00pt" fo:font-weight="normal" fo:font-family="Calibri" style:font-family-asian="Calibri" style:font-family-complex="Calibri" fo:background-color="#ffffff" fo:color="#333333"/>
    </style:style>
    <style:style style:name="T337" style:family="text">
      <style:text-properties fo:font-size="11.00pt" fo:font-weight="normal" fo:font-family="Calibri" style:font-family-asian="Calibri" style:font-family-complex="Calibri" fo:background-color="#ffffff" fo:color="#333333"/>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bold" fo:font-family="Calibri" style:font-family-asian="Calibri" style:font-family-complex="Calibr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bold" fo:font-family="Calibri" style:font-family-asian="Calibri" style:font-family-complex="Calibri"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bold" fo:font-family="Calibri" style:font-family-asian="Calibri" style:font-family-complex="Calibri"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fo:font-style="italic"/>
    </style:style>
    <style:style style:name="T359" style:family="text">
      <style:text-properties fo:font-size="11.00pt" fo:font-weight="normal" fo:font-family="Calibri" style:font-family-asian="Calibri" style:font-family-complex="Calibri" fo:background-color="transparent" style:use-window-font-color="true"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bold"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bold"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fo:font-style="italic"/>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fo:font-style="italic"/>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fo:font-style="italic"/>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fo:font-style="italic"/>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fo:font-style="italic"/>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fo:font-style="italic"/>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fo:font-style="italic"/>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bold"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1.00pt" fo:font-weight="bold" fo:font-family="Calibri" style:font-family-asian="Calibri" style:font-family-complex="Calibri"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1.00pt" fo:font-weight="bold"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1.00pt" fo:font-weight="bold"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1.00pt" fo:font-weight="bold" fo:font-family="Calibri" style:font-family-asian="Calibri" style:font-family-complex="Calibri" fo:background-color="transparent" style:use-window-font-color="true"/>
    </style:style>
    <style:style style:name="T550" style:family="text">
      <style:text-properties fo:font-size="11.00pt" fo:font-weight="bold" fo:font-family="Calibri" style:font-family-asian="Calibri" style:font-family-complex="Calibri"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1.00pt" fo:font-weight="bold"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1.00pt" fo:font-weight="bold"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1.00pt" fo:font-weight="bold"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1.00pt" fo:font-weight="bold"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fo:font-style="italic"/>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1.00pt" fo:font-weight="bold" fo:font-family="Calibri" style:font-family-asian="Calibri" style:font-family-complex="Calibri" fo:background-color="transparent" style:use-window-font-color="true"/>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1.00pt" fo:font-weight="bold" fo:font-family="Calibri" style:font-family-asian="Calibri" style:font-family-complex="Calibri"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1.00pt" fo:font-weight="bold" fo:font-family="Calibri" style:font-family-asian="Calibri" style:font-family-complex="Calibri" fo:background-color="transparent" style:use-window-font-color="true"/>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1.00pt" fo:font-weight="bold"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1.00pt" fo:font-weight="bold" fo:font-family="Calibri" style:font-family-asian="Calibri" style:font-family-complex="Calibri" fo:background-color="transparent" style:use-window-font-color="true"/>
    </style:style>
    <style:style style:name="T629" style:family="text">
      <style:text-properties fo:font-size="11.00pt" fo:font-weight="normal" fo:font-family="Calibri" style:font-family-asian="Calibri" style:font-family-complex="Calibri" fo:background-color="transparent" style:use-window-font-color="true"/>
    </style:style>
    <style:style style:name="T630" style:family="text">
      <style:text-properties fo:font-size="11.00pt" fo:font-weight="bold" fo:font-family="Calibri" style:font-family-asian="Calibri" style:font-family-complex="Calibri"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1.00pt" fo:font-weight="bold" fo:font-family="Calibri" style:font-family-asian="Calibri" style:font-family-complex="Calibri" fo:background-color="transparent" style:use-window-font-color="true"/>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1.00pt" fo:font-weight="bold" fo:font-family="Calibri" style:font-family-asian="Calibri" style:font-family-complex="Calibri"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1.00pt" fo:font-weight="bold" fo:font-family="Calibri" style:font-family-asian="Calibri" style:font-family-complex="Calibri"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1.00pt" fo:font-weight="bold" fo:font-family="Calibri" style:font-family-asian="Calibri" style:font-family-complex="Calibri" fo:background-color="transparent" style:use-window-font-color="true"/>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1.00pt" fo:font-weight="bold" fo:font-family="Calibri" style:font-family-asian="Calibri" style:font-family-complex="Calibri" fo:background-color="transparent" style:use-window-font-color="true"/>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1.00pt" fo:font-weight="bold" fo:font-family="Calibri" style:font-family-asian="Calibri" style:font-family-complex="Calibri" fo:background-color="transparent" style:use-window-font-color="true"/>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1.00pt" fo:font-weight="bold" fo:font-family="Calibri" style:font-family-asian="Calibri" style:font-family-complex="Calibri" fo:background-color="transparent" style:use-window-font-color="true"/>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1.00pt" fo:font-weight="bold" fo:font-family="Calibri" style:font-family-asian="Calibri" style:font-family-complex="Calibri"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1.00pt" fo:font-weight="normal" fo:font-family="Calibri" style:font-family-asian="Calibri" style:font-family-complex="Calibri"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1.00pt" fo:font-weight="normal" fo:font-family="Calibri" style:font-family-asian="Calibri" style:font-family-complex="Calibri"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1.00pt" fo:font-weight="normal" fo:font-family="Calibri" style:font-family-asian="Calibri" style:font-family-complex="Calibri"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1.00pt" fo:font-weight="normal" fo:font-family="Calibri" style:font-family-asian="Calibri" style:font-family-complex="Calibri"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1.00pt" fo:font-weight="normal" fo:font-family="Calibri" style:font-family-asian="Calibri" style:font-family-complex="Calibri"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1.00pt" fo:font-weight="normal" fo:font-family="Calibri" style:font-family-asian="Calibri" style:font-family-complex="Calibri"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1.00pt" fo:font-weight="bold" fo:font-family="Calibri" style:font-family-asian="Calibri" style:font-family-complex="Calibri" fo:background-color="transparent" style:use-window-font-color="true"/>
    </style:style>
    <style:style style:name="T713" style:family="text">
      <style:text-properties fo:font-size="11.00pt" fo:font-weight="bold" fo:font-family="Calibri" style:font-family-asian="Calibri" style:font-family-complex="Calibri" fo:background-color="transparent" style:use-window-font-color="true"/>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1.00pt" fo:font-weight="normal" fo:font-family="Calibri" style:font-family-asian="Calibri" style:font-family-complex="Calibri"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1.00pt" fo:font-weight="normal" fo:font-family="Calibri" style:font-family-asian="Calibri" style:font-family-complex="Calibri"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1.00pt" fo:font-weight="bold" fo:font-family="Calibri" style:font-family-asian="Calibri" style:font-family-complex="Calibri" fo:background-color="transparent" style:use-window-font-color="tru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1.00pt" fo:font-weight="bold" fo:font-family="Calibri" style:font-family-asian="Calibri" style:font-family-complex="Calibri" fo:background-color="transparent" style:use-window-font-color="tru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1.00pt" fo:font-weight="bold" fo:font-family="Calibri" style:font-family-asian="Calibri" style:font-family-complex="Calibri"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1.00pt" fo:font-weight="normal" fo:font-family="Calibri" style:font-family-asian="Calibri" style:font-family-complex="Calibri"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11.00pt" fo:font-weight="normal" fo:font-family="Calibri" style:font-family-asian="Calibri" style:font-family-complex="Calibri" fo:background-color="transparent" style:use-window-font-color="true"/>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1.00pt" fo:font-weight="normal" fo:font-family="Calibri" style:font-family-asian="Calibri" style:font-family-complex="Calibri" fo:background-color="transparent" style:use-window-font-color="true"/>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0.00pt" fo:font-weight="normal" fo:font-family="Calibri" style:font-family-asian="Calibri" style:font-family-complex="Calibri" fo:background-color="transparent" style:use-window-font-color="true"/>
    </style:style>
    <style:style style:name="T769" style:family="text">
      <style:text-properties fo:font-size="10.00pt" fo:font-weight="normal" fo:font-family="Calibri" style:font-family-asian="Calibri" style:font-family-complex="Calibri" fo:background-color="transparent" style:use-window-font-color="true" fo:font-style="italic"/>
    </style:style>
    <style:style style:name="T770" style:family="text">
      <style:text-properties fo:font-size="10.00pt" fo:font-weight="normal" fo:font-family="Calibri" style:font-family-asian="Calibri" style:font-family-complex="Calibri" fo:background-color="transparent" style:use-window-font-color="true"/>
    </style:style>
    <style:style style:name="T771" style:family="text">
      <style:text-properties fo:font-size="10.00pt" fo:font-weight="bold" fo:font-family="Calibri" style:font-family-asian="Calibri" style:font-family-complex="Calibri" fo:background-color="transparent" style:use-window-font-color="true"/>
    </style:style>
    <style:style style:name="T772" style:family="text">
      <style:text-properties fo:font-size="10.00pt" fo:font-weight="normal" fo:font-family="Calibri" style:font-family-asian="Calibri" style:font-family-complex="Calibri" fo:background-color="transparent" style:use-window-font-color="true"/>
    </style:style>
    <style:style style:name="T773" style:family="text">
      <style:text-properties fo:font-size="10.00pt" fo:font-weight="normal" fo:font-family="Calibri" style:font-family-asian="Calibri" style:font-family-complex="Calibri" fo:background-color="transparent" style:use-window-font-color="true"/>
    </style:style>
    <style:style style:name="T774" style:family="text">
      <style:text-properties fo:font-size="10.00pt" fo:font-weight="normal" fo:font-family="Calibri" style:font-family-asian="Calibri" style:font-family-complex="Calibri" fo:background-color="transparent" style:use-window-font-color="true"/>
    </style:style>
    <style:style style:name="T775" style:family="text">
      <style:text-properties fo:font-size="10.00pt" fo:font-weight="normal" fo:font-family="Calibri" style:font-family-asian="Calibri" style:font-family-complex="Calibri" fo:background-color="transparent" style:use-window-font-color="true"/>
    </style:style>
    <style:style style:name="T776" style:family="text">
      <style:text-properties fo:font-size="10.00pt" fo:font-weight="normal" fo:font-family="Calibri" style:font-family-asian="Calibri" style:font-family-complex="Calibri" fo:background-color="transparent" style:use-window-font-color="true"/>
    </style:style>
    <style:style style:name="T777" style:family="text">
      <style:text-properties fo:font-size="10.00pt" fo:font-weight="normal" fo:font-family="Calibri" style:font-family-asian="Calibri" style:font-family-complex="Calibri" fo:background-color="transparent" style:use-window-font-color="true"/>
    </style:style>
    <style:style style:name="T778" style:family="text">
      <style:text-properties fo:font-size="10.00pt" fo:font-weight="normal" fo:font-family="Calibri" style:font-family-asian="Calibri" style:font-family-complex="Calibri" fo:background-color="transparent" style:use-window-font-color="true"/>
    </style:style>
    <style:style style:name="T779" style:family="text">
      <style:text-properties fo:font-size="10.00pt" fo:font-weight="normal" fo:font-family="Calibri" style:font-family-asian="Calibri" style:font-family-complex="Calibri" fo:background-color="transparent" style:use-window-font-color="true"/>
    </style:style>
    <style:style style:name="T780" style:family="text">
      <style:text-properties fo:font-size="10.00pt" fo:font-weight="normal" fo:font-family="Calibri" style:font-family-asian="Calibri" style:font-family-complex="Calibri" fo:background-color="transparent" style:use-window-font-color="true"/>
    </style:style>
    <style:style style:name="T781" style:family="text">
      <style:text-properties fo:font-size="10.00pt" fo:font-weight="normal" fo:font-family="Calibri" style:font-family-asian="Calibri" style:font-family-complex="Calibri" fo:background-color="transparent" style:use-window-font-color="true"/>
    </style:style>
    <style:style style:name="T782" style:family="text">
      <style:text-properties fo:font-size="10.00pt" fo:font-weight="normal" fo:font-family="Calibri" style:font-family-asian="Calibri" style:font-family-complex="Calibri" fo:background-color="transparent" style:use-window-font-color="true"/>
    </style:style>
    <style:style style:name="T783" style:family="text">
      <style:text-properties fo:font-size="11.00pt" fo:font-weight="normal" fo:font-family="Calibri" style:font-family-asian="Calibri" style:font-family-complex="Calibri" fo:background-color="transparent" style:use-window-font-color="true"/>
    </style:style>
    <style:style style:name="T7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00.00%" fo:text-align="left"/>
    </style:style>
    <style:style style:name="P4" style:family="paragraph">
      <style:paragraph-properties fo:line-height="115.00%" fo:text-align="left" fo:margin-bottom="10.00pt"/>
    </style:style>
    <style:style style:name="P5" style:family="paragraph">
      <style:paragraph-properties fo:line-height="100.00%" fo:text-align="left"/>
    </style:style>
    <style:style style:name="P6" style:family="paragraph">
      <style:paragraph-properties fo:line-height="115.00%" fo:text-align="left" fo:margin-bottom="10.00pt"/>
    </style:style>
    <style:style style:name="P7" style:family="paragraph">
      <style:paragraph-properties fo:line-height="100.00%" fo:text-align="left"/>
    </style:style>
    <style:style style:name="P8" style:family="paragraph">
      <style:paragraph-properties fo:line-height="115.00%" fo:text-align="left" fo:margin-bottom="10.00pt"/>
    </style:style>
    <style:style style:name="P9" style:family="paragraph">
      <style:paragraph-properties fo:line-height="100.00%" fo:text-align="left"/>
    </style:style>
    <style:style style:name="P10" style:family="paragraph">
      <style:paragraph-properties fo:line-height="115.00%" fo:text-align="left" fo:margin-bottom="10.00pt"/>
    </style:style>
    <style:style style:name="P11" style:family="paragraph">
      <style:paragraph-properties fo:line-height="100.00%" fo:text-align="left"/>
    </style:style>
    <style:style style:name="P12" style:family="paragraph">
      <style:paragraph-properties fo:line-height="115.00%" fo:text-align="left" fo:margin-bottom="10.00pt"/>
    </style:style>
    <style:style style:name="P13" style:family="paragraph">
      <style:paragraph-properties fo:line-height="100.00%" fo:text-align="left"/>
    </style:style>
    <style:style style:name="P14" style:family="paragraph">
      <style:paragraph-properties fo:line-height="115.00%" fo:text-align="left" fo:margin-bottom="10.00pt"/>
    </style:style>
    <style:style style:name="P15" style:family="paragraph">
      <style:paragraph-properties fo:line-height="100.00%" fo:text-align="left"/>
    </style:style>
    <style:style style:name="P16" style:family="paragraph">
      <style:paragraph-properties fo:line-height="115.00%" fo:text-align="left" fo:margin-bottom="10.00pt"/>
    </style:style>
    <style:style style:name="P17" style:family="paragraph">
      <style:paragraph-properties fo:line-height="100.00%" fo:text-align="left"/>
    </style:style>
    <style:style style:name="P18" style:family="paragraph">
      <style:paragraph-properties fo:line-height="115.00%" fo:text-align="left" fo:margin-bottom="10.00pt"/>
    </style:style>
    <style:style style:name="P19" style:family="paragraph">
      <style:paragraph-properties fo:line-height="100.00%" fo:text-align="left"/>
    </style:style>
    <style:style style:name="P20" style:family="paragraph">
      <style:paragraph-properties fo:line-height="115.00%" fo:text-align="left" fo:margin-bottom="10.00pt"/>
    </style:style>
    <style:style style:name="P21" style:family="paragraph">
      <style:paragraph-properties fo:line-height="100.00%" fo:text-align="left"/>
    </style:style>
    <style:style style:name="P22" style:family="paragraph">
      <style:paragraph-properties fo:line-height="115.00%" fo:text-align="left" fo:margin-bottom="10.00pt"/>
    </style:style>
    <style:style style:name="P23" style:family="paragraph">
      <style:paragraph-properties fo:line-height="100.00%" fo:text-align="left"/>
    </style:style>
    <style:style style:name="P24" style:family="paragraph">
      <style:paragraph-properties fo:line-height="115.00%" fo:text-align="left" fo:margin-bottom="10.00pt"/>
    </style:style>
    <style:style style:name="P25" style:family="paragraph">
      <style:paragraph-properties fo:line-height="100.00%" fo:text-align="left"/>
    </style:style>
    <style:style style:name="P26" style:family="paragraph">
      <style:paragraph-properties fo:line-height="115.00%" fo:text-align="left" fo:margin-bottom="10.00pt"/>
    </style:style>
    <style:style style:name="P27" style:family="paragraph">
      <style:paragraph-properties fo:line-height="100.00%" fo:text-align="left"/>
    </style:style>
    <style:style style:name="P28" style:family="paragraph">
      <style:paragraph-properties fo:line-height="115.00%" fo:text-align="left" fo:margin-bottom="10.00pt"/>
    </style:style>
    <style:style style:name="P29" style:family="paragraph">
      <style:paragraph-properties fo:line-height="100.00%" fo:text-align="left"/>
    </style:style>
    <style:style style:name="P30" style:family="paragraph">
      <style:paragraph-properties fo:line-height="115.00%" fo:text-align="left" fo:margin-bottom="10.00pt"/>
    </style:style>
    <style:style style:name="P31" style:family="paragraph">
      <style:paragraph-properties fo:line-height="100.00%" fo:text-align="left"/>
    </style:style>
    <style:style style:name="P32" style:family="paragraph">
      <style:paragraph-properties fo:line-height="115.00%" fo:text-align="left" fo:margin-bottom="10.00pt"/>
    </style:style>
    <style:style style:name="P33" style:family="paragraph">
      <style:paragraph-properties fo:line-height="100.00%" fo:text-align="left"/>
    </style:style>
    <style:style style:name="P34" style:family="paragraph">
      <style:paragraph-properties fo:line-height="115.00%" fo:text-align="left" fo:margin-bottom="10.00pt"/>
    </style:style>
    <style:style style:name="P35" style:family="paragraph">
      <style:paragraph-properties fo:line-height="100.00%" fo:text-align="left"/>
    </style:style>
    <style:style style:name="P36" style:family="paragraph">
      <style:paragraph-properties fo:line-height="115.00%" fo:text-align="left" fo:margin-bottom="10.00pt"/>
    </style:style>
    <style:style style:name="P37" style:family="paragraph">
      <style:paragraph-properties fo:line-height="100.00%" fo:text-align="left"/>
    </style:style>
    <style:style style:name="P38" style:family="paragraph">
      <style:paragraph-properties fo:line-height="115.00%" fo:text-align="left" fo:margin-bottom="10.00pt"/>
    </style:style>
    <style:style style:name="P39" style:family="paragraph">
      <style:paragraph-properties fo:line-height="100.00%" fo:text-align="left"/>
    </style:style>
    <style:style style:name="P40" style:family="paragraph">
      <style:paragraph-properties fo:line-height="115.00%" fo:text-align="left" fo:margin-bottom="10.00pt"/>
    </style:style>
    <style:style style:name="P41" style:family="paragraph">
      <style:paragraph-properties fo:line-height="100.00%" fo:text-align="left"/>
    </style:style>
    <style:style style:name="P42" style:family="paragraph">
      <style:paragraph-properties fo:line-height="115.00%" fo:text-align="left" fo:margin-bottom="10.00pt"/>
    </style:style>
    <style:style style:name="P43" style:family="paragraph">
      <style:paragraph-properties fo:line-height="100.00%" fo:text-align="left"/>
    </style:style>
    <style:style style:name="P44" style:family="paragraph">
      <style:paragraph-properties fo:line-height="115.00%" fo:text-align="left" fo:margin-bottom="10.00pt"/>
    </style:style>
    <style:style style:name="P45" style:family="paragraph">
      <style:paragraph-properties fo:line-height="100.00%" fo:text-align="left"/>
    </style:style>
    <style:style style:name="P46" style:family="paragraph">
      <style:paragraph-properties fo:line-height="115.00%" fo:text-align="left" fo:margin-bottom="10.00pt"/>
    </style:style>
    <style:style style:name="P47" style:family="paragraph">
      <style:paragraph-properties fo:line-height="100.00%" fo:text-align="left"/>
    </style:style>
    <style:style style:name="P48" style:family="paragraph">
      <style:paragraph-properties fo:line-height="115.00%" fo:text-align="left" fo:margin-bottom="10.00pt"/>
    </style:style>
    <style:style style:name="P49" style:family="paragraph">
      <style:paragraph-properties fo:line-height="115.00%" fo:text-align="left" fo:margin-bottom="10.00pt"/>
    </style:style>
    <style:style style:name="P50" style:family="paragraph">
      <style:paragraph-properties fo:line-height="100.00%" fo:text-align="left"/>
    </style:style>
    <style:style style:name="P51" style:family="paragraph">
      <style:paragraph-properties fo:line-height="115.00%" fo:text-align="left" fo:margin-bottom="10.00pt"/>
    </style:style>
    <style:style style:name="P52" style:family="paragraph">
      <style:paragraph-properties fo:line-height="115.00%" fo:text-align="left" fo:margin-bottom="10.00pt"/>
    </style:style>
  </office:automatic-styles>
  <office:body>
    <office:text>
      <text:p text:style-name="P1"><text:span text:style-name="T1">Dosya Sistemi</text:span></text:p>
      <text:p text:style-name="P1"><text:span text:style-name="T2">İçindekiler</text:span></text:p>
      <text:p text:style-name="P1"><text:span text:style-name="T3">10.1 Kavramlar . . . . . . . . . . . . . . . . . . . . . . . . 134</text:span></text:p>
      <text:p text:style-name="P1"><text:span text:style-name="T3">10.2 Dosya Türleri. . . . . . . . . . . . . . . . . . . . . . . 134</text:span></text:p>
      <text:p text:style-name="P1"><text:span text:style-name="T3">10.3 Linux Dizi</text:span><text:span text:style-name="T4">ğ aAç . . . . . . . . . . . . . . . . . 135</text:span></text:p>
      <text:p text:style-name="P1"><text:span text:style-name="T5">10.4 Dizi a</text:span><text:span text:style-name="T6">ğaç ve Dosya sistemleri. . . . . . . . . . . . . . . 143</text:span></text:p>
      <text:p text:style-name="P1"><text:span text:style-name="T7">Hedefler</text:span></text:p>
      <text:p text:style-name="P1"><text:span text:style-name="T8">• “dosya” ve “sistem dosya” kavramlar</text:span><text:span text:style-name="T9">ın anlamak</text:span></text:p>
      <text:p text:style-name="P1"><text:span text:style-name="T10">• Farkl</text:span><text:span text:style-name="T11">ı dosya türlerin tanıma</text:span></text:p>
      <text:p text:style-name="P1"><text:span text:style-name="T12">• Linux sistemin a</text:span><text:span text:style-name="T13">ğaç dizi yolların öğrenmek</text:span></text:p>
      <text:p text:style-name="P1"><text:span text:style-name="T14">• Dizi a</text:span><text:span text:style-name="T15">ğaç içerisinde harici dosya nasıl entegre edilmesini öğrenmek</text:span></text:p>
      <text:p text:style-name="P1"><text:span text:style-name="T16">Önko</text:span><text:span text:style-name="T17">şullar</text:span></text:p>
      <text:p text:style-name="P1"><text:span text:style-name="T18">• Linux temel bilgileri (Önceki Konulardan)</text:span></text:p>
      <text:p text:style-name="P1"><text:span text:style-name="T18">• Dosyalar ve Dizinleri i</text:span><text:span text:style-name="T19">şlemesi (Konu 6)</text:span></text:p>
      <text:p text:style-name="P2"><text:span text:style-name="T20"/></text:p>
      <text:p text:style-name="P3"><text:span text:style-name="T21">Table 10.1:<text:s/></text:span><text:span text:style-name="T22">Linux Dosya Türleri</text:span></text:p>
      <text:p text:style-name="P3"><text:span text:style-name="T22">Türü ls -l ls -F Olu</text:span><text:span text:style-name="T23">ş turma Kullanma …</text:span></text:p>
      <text:p text:style-name="P3"><text:span text:style-name="T24">düz dosya - name çe</text:span><text:span text:style-name="T25">şitli uygulamalar</text:span></text:p>
      <text:p text:style-name="P3"><text:span text:style-name="T26">dizin d name/</text:span></text:p>
      <text:p text:style-name="P3"><text:span text:style-name="T26">mkdir</text:span></text:p>
      <text:p text:style-name="P3"><text:span text:style-name="T26">l name@ ln -s</text:span></text:p>
      <text:p text:style-name="P3"><text:span text:style-name="T26">b or c name mknod</text:span></text:p>
      <text:p text:style-name="P3"><text:span text:style-name="T26">p name| mkfifo</text:span></text:p>
      <text:p text:style-name="P3"><text:span text:style-name="T26">simgesel baglant</text:span><text:span text:style-name="T27">ı</text:span></text:p>
      <text:p text:style-name="P3"><text:span text:style-name="T28">cihaz dosya</text:span></text:p>
      <text:p text:style-name="P3"><text:span text:style-name="T28">FIFO (</text:span><text:span text:style-name="T29">ilk giren ilk</text:span></text:p>
      <text:p text:style-name="P3"><text:span text:style-name="T29">çikar</text:span><text:span text:style-name="T30">) Unix-alan soket s name= no command</text:span></text:p>
      <text:p text:style-name="P3"><text:span text:style-name="T31">10.1 Kavramlar</text:span></text:p>
      <text:p text:style-name="P3"><text:span text:style-name="T32">Genelde dosya, verilerin</text:span><text:span text:style-name="T33"><text:s/></text:span><text:span text:style-name="T34">kendi içerisinde bulunan toplamlar</text:span><text:span text:style-name="T35">ıdır. Dosya içindeki veri türlerine</text:span></text:p>
      <text:p text:style-name="P3"><text:span text:style-name="T36">ba</text:span><text:span text:style-name="T37">ğlı herhangi bir kısıtlama yoktur; bir dosya metin birkac harftan olusabilir</text:span></text:p>
      <text:p text:style-name="P3"><text:span text:style-name="T38">veya kullan</text:span><text:span text:style-name="T39">ıcın tam iş hayatin birden çok megabyte iceren arşivden oluşur. Dosyalar düz</text:span></text:p>
      <text:p text:style-name="P3"><text:span text:style-name="T40">metin içermeleri gerekmez. Görüntü, Ses,.. çali</text:span><text:span text:style-name="T41">şabilir uygulamalar ve diğer</text:span></text:p>
      <text:p text:style-name="P3"><text:span text:style-name="T42">pek çok dosyalar Bir depo üzerine yerle</text:span><text:span text:style-name="T43">ştirilir. Bir dosya veri türünü tahmin etmek için</text:span></text:p>
      <text:p text:style-name="P3"><text:span text:style-name="T44">dosyan</text:span><text:span text:style-name="T45">ın içinde bulunan dosya komutun kulanabilir:</text:span></text:p>
      <text:p text:style-name="P3"><text:span text:style-name="T46"/></text:p>
      <text:p text:style-name="P3"><text:span text:style-name="T47">dosya /usr/share/file alt dizinindeki kurallara uygun dosya sistemini tahmin eder.</text:span></text:p>
      <text:p text:style-name="P3"><text:span text:style-name="T47">yönetici</text:span></text:p>
      <text:p text:style-name="P3"><text:span text:style-name="T47">/usr/share/file/magic alt dizini kurallar</text:span><text:span text:style-name="T48">ın bulunduğu bir metin dosyası</text:span></text:p>
      <text:p text:style-name="P3"><text:span text:style-name="T49">bulundurur.. kendi kurallar</text:span><text:span text:style-name="T50">ınızı /etc/magic alt dizinine koymak şartıyla</text:span></text:p>
      <text:p text:style-name="P3"><text:span text:style-name="T51">tan</text:span><text:span text:style-name="T52">ımlayabilirsiniz. Detaylar için bkzm.a gic (5)</text:span></text:p>
      <text:p text:style-name="P3"><text:span text:style-name="T53">Uygun bir<text:s/></text:span><text:span text:style-name="T54">şekilde işleyebilmesi için bir Linux sistemi binlerce farklı dosyaya ihtiyaç</text:span></text:p>
      <text:p text:style-name="P3"><text:span text:style-name="T55">duyar. Bunlar sistemin çe</text:span><text:span text:style-name="T56">şitli kullanıcıları tarafından oluşturulmuş ve sahip olunan çeşitli</text:span></text:p>
      <text:p text:style-name="P3"><text:span text:style-name="T57">dosyalard</text:span><text:span text:style-name="T58">ır.</text:span></text:p>
      <text:p text:style-name="P3"><text:span text:style-name="T59">file system Bir dosya sistemi depolama alan</text:span><text:span text:style-name="T60">ı üzerinde veri düzenleme ve yönetimini belirler. Bir</text:span></text:p>
      <text:p text:style-name="P3"><text:span text:style-name="T61">sabit disk temelde sistemin tekrar bulabilmesi gereken byte lar</text:span><text:span text:style-name="T62">ı içerir, hatta çok</text:span></text:p>
      <text:p text:style-name="P3"><text:span text:style-name="T63">büyük,esnek ve verimli dosyalar olsalar bile. Dosya i</text:span><text:span text:style-name="T64">şletim sistemi detayları farklılık</text:span></text:p>
      <text:p text:style-name="P3"><text:span text:style-name="T65">gösterebilir (Linux bunlar</text:span><text:span text:style-name="T66">ın birçoğunu bilir.ext2 , ext3 , ext4 , ReiserFS, XFS, JFS, btrfs</text:span></text:p>
      <text:p text:style-name="P3"><text:span text:style-name="T67">vb...) fakat kullan</text:span><text:span text:style-name="T68">ıcıya sunulan şey farklı türdeki ve isimdeki dosya ve dizin adlarıyla</text:span></text:p>
      <text:p text:style-name="P3"><text:span text:style-name="T69">olu</text:span><text:span text:style-name="T70">şturulmuş bir ağaç hiyerarşi yapısıyla aynıdır( Ayrıca bkz. Bölüm 6.)</text:span></text:p>
      <text:p text:style-name="P3"><text:span text:style-name="T71">B Linux toplulu</text:span><text:span text:style-name="T72">ğunda, terim "dosya sistemi" birkaç anlamı taşır.</text:span></text:p>
      <text:p text:style-name="P3"><text:span text:style-name="T73">Burada sunulan anlama ek olarak—“bir ortam üzerinde bayt düzenleme</text:span></text:p>
      <text:p text:style-name="P3"><text:span text:style-name="T73">yöntemi”—, bir dosya sistemi her zaman bizim “dizin a</text:span><text:span text:style-name="T74">ğacı” olarak</text:span></text:p>
      <text:p text:style-name="P3"><text:span text:style-name="T75">nitelendirdi</text:span><text:span text:style-name="T76">ğimizi göz önünde bulundurur. Buna ek olarak, bu veriler ile birlikte,</text:span></text:p>
      <text:p text:style-name="P3"><text:span text:style-name="T77">belirli bir ortamda (bir sabit disk bölümü, USB anahtar, ...) genellikle bir "dosya</text:span></text:p>
      <text:p text:style-name="P3"><text:span text:style-name="T77">sistemi" ad</text:span><text:span text:style-name="T78">ı verilir. -Örneğin bizim söylediğimiz anlamda sabit bağlantılar (Bölüm</text:span></text:p>
      <text:p text:style-name="P3"><text:span text:style-name="T79">6.4.2) sabit disk veya sabit disk ve USB anahtar</text:span><text:span text:style-name="T80">ı arasındaki iki farklı bölümler</text:span></text:p>
      <text:p text:style-name="P3"><text:span text:style-name="T81">aras</text:span><text:span text:style-name="T82">ında, yani "dosya sistemi sınırlarının ötesinde" işe yaramaz.</text:span></text:p>
      <text:p text:style-name="P3"><text:span text:style-name="T83">10.2 Dosya Türleri</text:span></text:p>
      <text:p text:style-name="P3"><text:span text:style-name="T83">Linux sistemlerinde temel öncül “Her</text:span><text:span text:style-name="T84">şey bir dosyadır”. Bu ilk bakışta şaşırtıcı</text:span></text:p>
      <text:p text:style-name="P3"><text:span text:style-name="T85">görünebilir fakat çok kullan</text:span><text:span text:style-name="T86">ışlı bir konseptti.r Altı dosya türü şu şekilde sıralanabili:</text:span></text:p>
      <text:p text:style-name="P3"><text:span text:style-name="T87"/></text:p>
      <text:p text:style-name="P3"><text:span text:style-name="T88">10.3 Linux Dizi A</text:span><text:span text:style-name="T89">ğaçlar 135</text:span></text:p>
      <text:p text:style-name="P3"><text:span text:style-name="T90">Yal</text:span><text:span text:style-name="T91">ın dosyalar<text:s/></text:span><text:span text:style-name="T92">Bu dosya grubu metinleri, grafikleri, ses dosyalarını içerir. Aynı zamanda</text:span></text:p>
      <text:p text:style-name="P3"><text:span text:style-name="T93">çal</text:span><text:span text:style-name="T94">ıştırılabilir dosyaları da içe rYira.lın dosyalar editors,cat,shell output redirection</text:span></text:p>
      <text:p text:style-name="P3"><text:span text:style-name="T95">gibi al</text:span><text:span text:style-name="T96">ışılmış araçlar kullanılarak oluşturulabilir.</text:span></text:p>
      <text:p text:style-name="P3"><text:span text:style-name="T97">Dizinler: Ayn</text:span><text:span text:style-name="T98">ı zamanda "dosyalar" olarak bilinen dizinler, bildiğimiz gibi depolamaya</text:span></text:p>
      <text:p text:style-name="P3"><text:span text:style-name="T99">yard</text:span><text:span text:style-name="T100">ımcı olur. Bir dizin temelde dosya adları ve ilişkili düğüm numaralarını veren</text:span></text:p>
      <text:p text:style-name="P3"><text:span text:style-name="T101">bir tablodur. Dizinler mkdir komutu kullan</text:span><text:span text:style-name="T102">ılarak oluşturulurlar.</text:span></text:p>
      <text:p text:style-name="P3"><text:span text:style-name="T103">Sembolik Linkler: Farkl</text:span><text:span text:style-name="T104">ı bir dosyaya erişmek için belirtilen yolardır.</text:span></text:p>
      <text:p text:style-name="P3"><text:span text:style-name="T105">(Windows' taki "k</text:span><text:span text:style-name="T106">ısayollar"a benze)r. Ayrıca bkz Bölüm6. 4.2.</text:span></text:p>
      <text:p text:style-name="P3"><text:span text:style-name="T107">Sembolik linkler ln -s kullan</text:span><text:span text:style-name="T108">ılarak oluştulurlar.</text:span></text:p>
      <text:p text:style-name="P3"><text:span text:style-name="T109">Ayg</text:span><text:span text:style-name="T110">ıt Dosyaları: Bu dosyalar, disk sürücüleri gibi isteğe bağlı cihazlar için arabirim olarak görev.</text:span></text:p>
      <text:p text:style-name="P3"><text:span text:style-name="T111">Örne</text:span><text:span text:style-name="T112">ğin, /dev/fd0 dosyası ilk disket sürücüyü temsil eder. Her yazma veya böyle</text:span></text:p>
      <text:p text:style-name="P3"><text:span text:style-name="T113">bir dosyaya okuma eri</text:span><text:span text:style-name="T114">şimi gelen cihaza yönlendirilir.Aygıt dosyaları mknod</text:span></text:p>
      <text:p text:style-name="P3"><text:span text:style-name="T115">komutu</text:span></text:p>
      <text:p text:style-name="P3"><text:span text:style-name="T115">kullan</text:span><text:span text:style-name="T116">ılarak oluşturulur; Bu genellikle sistem yöneticisi önceliğidir ve bu yüzden</text:span></text:p>
      <text:p text:style-name="P3"><text:span text:style-name="T117">bu k</text:span><text:span text:style-name="T118">ılavuzda daha ayrıntılı olarak açıklanmamıştır.</text:span></text:p>
      <text:p text:style-name="P3"><text:span text:style-name="T119">FIFOlar: Genellikle "adland</text:span><text:span text:style-name="T120">ırılmış yöneltm”eolarak bilinirler. Shell(kabuk) yöneltmeleri</text:span></text:p>
      <text:p text:style-name="P3"><text:span text:style-name="T121">gibi, ara dosyalar</text:span><text:span text:style-name="T122">ı kullanmadan süreçler arasındaki doğrudan iletişimi sağlarlar. Bir işlem</text:span></text:p>
      <text:p text:style-name="P3"><text:span text:style-name="T123">FIFO'yu yazma, di</text:span><text:span text:style-name="T124">ğeri de okuma için açar. Kabuğun program açısından dosya gibi</text:span></text:p>
      <text:p text:style-name="P3"><text:span text:style-name="T125">hareket eden ard</text:span><text:span text:style-name="T126">ışık düzen için kullandığı yönlendirmelerin aksine isimsizdir -- Dosya</text:span></text:p>
      <text:p text:style-name="P3"><text:span text:style-name="T127">sistemi içinde bulunmazlar sadece ba</text:span><text:span text:style-name="T128">ğlantılı süreçlerin arasında bulunurlar -- , FIFO</text:span></text:p>
      <text:p text:style-name="P3"><text:span text:style-name="T129">lar</text:span><text:span text:style-name="T130">ın dosya isimleri vardır ve gelişigüzel programlar tarafından dosyalar gibi açılabilirler.</text:span></text:p>
      <text:p text:style-name="P3"><text:span text:style-name="T131">Bunun yan</text:span><text:span text:style-name="T132">ısıra, FIFO ların erişim hakları olabilir( yönlendirmelerin yoktur). FIFO lar</text:span></text:p>
      <text:p text:style-name="P3"><text:span text:style-name="T133">mkfifo emri kullanarak olu</text:span><text:span text:style-name="T134">şturulurlar.</text:span></text:p>
      <text:p text:style-name="P3"><text:span text:style-name="T135">Unix-alan soketleri : FIFOlar gibiU, nix-alan soketlerinde de süreçler aras</text:span><text:span text:style-name="T136">ı iletişim</text:span></text:p>
      <text:p text:style-name="P3"><text:span text:style-name="T137">yöntemi vard</text:span><text:span text:style-name="T138">ır. TCP/IP üzerinden gerçek ağ iletişimleriyle aynı programlama arayüzünü</text:span></text:p>
      <text:p text:style-name="P3"><text:span text:style-name="T139">kullan</text:span><text:span text:style-name="T140">ıyorlar.Diğer taraftan, Unix-alan soketleri TCP / IP'ye göre çok daha</text:span></text:p>
      <text:p text:style-name="P3"><text:span text:style-name="T141">verimlidir.FIFOlar</text:span><text:span text:style-name="T142">ın aksine, Unix alan soketleri iki yönlü haberleşmeyi-katılımcı da veri</text:span></text:p>
      <text:p text:style-name="P3"><text:span text:style-name="T143">gönderip alabilir- sa</text:span><text:span text:style-name="T144">ğlar. Eğer X sunucusu ve istemcileri aynı bilgisayarda ise Unix-alan</text:span></text:p>
      <text:p text:style-name="P3"><text:span text:style-name="T145">soketleri X11 grafik sistemleri taraf</text:span><text:span text:style-name="T146">ından kullanılırlar. Unix-alan soketlerini oluşturmak</text:span></text:p>
      <text:p text:style-name="P4"><text:span text:style-name="T147">için herhangi bir program yoktur.</text:span></text:p>
      <text:p text:style-name="P5"><text:span text:style-name="T148">Al</text:span><text:span text:style-name="T149">ıştırmalar</text:span></text:p>
      <text:p text:style-name="P5"><text:span text:style-name="T150">C<text:s/></text:span><text:span text:style-name="T151">10.1<text:s/></text:span><text:span text:style-name="T152">[3] Sisteminizi çe</text:span><text:span text:style-name="T153">şitli dosya türü örnekleri çerçevesinde kontrol ediniz (Tablo 10.1 Size sorulardaki dosyaları nasıl tanıyacağınızı gösterecek.)</text:span></text:p>
      <text:p text:style-name="P6"><text:span text:style-name="T154">10.3 Linux Dizin A</text:span><text:span text:style-name="T155">ğacı</text:span></text:p>
      <text:p text:style-name="P7"><text:span text:style-name="T156">Bir Linux sistemi yüz binlerce dosya çe</text:span><text:span text:style-name="T157">şidinden oluşu. rizleri tutmak için dizin yapıları ve</text:span></text:p>
      <text:p text:style-name="P7"><text:span text:style-name="T158">Linux sistemi içeren bir dosya için belli kurallar vard</text:span><text:span text:style-name="T159">ır,</text:span><text:span text:style-name="T160">F ilesystem Hierarchy Standard<text:s/></text:span><text:span text:style-name="T161">(</text:span><text:span text:style-name="T162">FHS</text:span><text:span text:style-name="T163">).</text:span></text:p>
      <text:p text:style-name="P7"><text:span text:style-name="T164">Ço</text:span><text:span text:style-name="T165">ğu Linux dağıtımında bu standart(ufak sapmalarla) FHS'ye uygundurF. HS bütün dizinleri</text:span></text:p>
      <text:p text:style-name="P7"><text:span text:style-name="T166">aç</text:span><text:span text:style-name="T167">ıklar.</text:span></text:p>
      <text:p text:style-name="P7"><text:span text:style-name="T168">immediately below the file system’s root as well as a second level below /usr .</text:span></text:p>
      <text:p text:style-name="P7"><text:span text:style-name="T168">Dosya sistemi a</text:span><text:span text:style-name="T169">ğacı<text:s/></text:span><text:span text:style-name="T170">kök diziniyle<text:s/></text:span><text:span text:style-name="T171">başlar, “/” (root directory /root ile karıştırılmamalı ,root</text:span></text:p>
      <text:p text:style-name="P7"><text:span text:style-name="T172">kullan</text:span><text:span text:style-name="T173">ıcının ev dizini ). The root directory contains either just subdirectories</text:span></text:p>
      <text:p text:style-name="P7"><text:span text:style-name="T174">or else additionally, if no / b o o t directory exists, the operating system</text:span></text:p>
      <text:p text:style-name="P7"><text:span text:style-name="T174">kernel.</text:span></text:p>
      <text:p text:style-name="P7"><text:span text:style-name="T174">Kök dizinin alt dizinlerini listelemek için “ls -la /” komutunu kullanabilirsiniz. Sonuç</text:span></text:p>
      <text:p text:style-name="P7"><text:span text:style-name="T175">Şekil 10.1 gibi görünmelidir. Bireysel alt dizinler FHS'ye uyar,bu nedenle yaklaşık olarak</text:span></text:p>
      <text:p text:style-name="P8"><text:span text:style-name="T176">her da</text:span><text:span text:style-name="T177">ğıtım aynı dosyaları içerir.. Şimdi dizinlerden bazılarına daha yakından bakalım:</text:span></text:p>
      <text:p text:style-name="P8"><text:span text:style-name="T178">Şekil 10.1:<text:s/></text:span><text:span text:style-name="T179">Kök Klasörün İçeriği( SUSE)</text:span></text:p>
      <text:p text:style-name="P8"><text:span text:style-name="T180">FHS hakk</text:span><text:span text:style-name="T181">ında çok fazla fikir birliği vardır fakat sadece Linux üzerindeki bir şeyi bağlamak kadardır, yani o kadar da fazla değildir. Bir yandan çoğunlukla sadece üretici tarafından dokunulan ve FHS’nin bütün ayrıntılarına uymanın hiçbir şey kazandırmadığı Linux sistemleri vardır(Örneğin geniş bant yönlendirici ve PVR).</text:span></text:p>
      <text:p text:style-name="P8"><text:span text:style-name="T182">Di</text:span><text:span text:style-name="T183">ğer yandan kendi sisteminizde ne isterseniz yapabilirsiniz, fakat sonuçlarına hazırlıklı olmanız gerekir.Dağıtıcınız Dosya Hiyerarşi Sistemi’ne uymanız halinde bir sıkıntı çıkmayacağını size garanti eder,fakat aynı zamanda kurallara uymadan yaptığınız işlemlerden çıkan hatalardan dolayı şikayet etmemenizi<text:s text:c="2"/>bekler. Örneğin, eğer /usr/bin dizinine bir program yüklüyorsanız ve söz konusu olan dosya gelecek sistem güncellemesi esnasında üzerine fazla yazılırsa , FHSye göre /usr/local/bin dizinine kendi programlarınızı koymanız beklenmediği için bu sizin kendi hatanızdır.</text:span></text:p>
      <text:p text:style-name="P8"><text:span text:style-name="T183">İşletim sistemi çekirdeği-/boot :<text:s text:c="2"/>/boot dizini asıl işletim sistemini içerir: vmlinuz Linux çekirdeğidir. /boot dizininde ayrıca boot yükleyicisi için gereken diğer dosyalar vardır(LILO yada GRUB)</text:span></text:p>
      <text:p text:style-name="P8"><text:span text:style-name="T184">Genel faydalar</text:span><text:span text:style-name="T185">ı-/bin: /bin dizini içinde sistemi başlatmak için gerekli olan en önemli çalıştırılabilir programları(çoğunlukla sistem programları) vardır. Bu örneğin mkdir ve mount komutlarını içerir.</text:span></text:p>
      <text:p text:style-name="P8"><text:span text:style-name="T186">Bu programlar</text:span><text:span text:style-name="T187">ın bazıları o kadar önemlidir ki sadece sistem başlaması esnasında değil, sistem çalışırken de gereklidir- ls ve grep gibi. /bin dizini aynı zamanda zarar görmüş sistemi tekrar çalıştırmak için gerekli olan programları içerir eğer sadece kök dizinini içeren dosya sistemine ulaşılabilirse. Sistem sistem tamiri ya da başlaması esnasında gerekli olmayan ek programlar /usr/bin dizini içinde bulunabilirler.</text:span></text:p>
      <text:p text:style-name="P8"><text:span text:style-name="T188">Özel sistem programlar</text:span><text:span text:style-name="T189">ı-/sbin: /bin dizini gibi /sbin dizini de sistemi onaracak ya da başlatacak prgramları içerir. Ancak çoğu parça için bunlar sadece kök dizini(root) tarafından kullanılabilen sistem konfigrasyonu araçlarıdır. Normal kullanıcılar sistemi sorgulayacak programların bazılarını kullanabilirler, fakat hiçbir şeyi değiştiremezler. /bin dizininde olduğu gibi bu dizinle birlikte daha fazla sistem programlarını içeren /usr/sbin denilen bir dizin vardır.</text:span></text:p>
      <text:p text:style-name="P8"><text:span text:style-name="T190">Sistem kütüphaneleri-/lib:<text:s text:c="2"/>Buras</text:span><text:span text:style-name="T191">ı dosyalar ve bağlantılar gibi /bin ve /sbin içinde bulunan programlar tarafından kullanılan “paylaşılmış kütüphaneler”dir.<text:s text:c="2"/>Paylaşılmış kütüphaneler çeşitli programlar tarafından kullanılan kodun parçalarıdır. Bazı süreçler aynı temel parçaları kullandığı için böyle kütüphaneler birçok kaynağı kurtarır ve bu temel parçalar belleğe sadece bir kere yüklenmeli: ek olarak bir kere sistemde bulunduklarında ve tüm programlar merkezi bir dosyadan söz konusu olan kodu yakaladığında böyle kütüphanelerde arızları onarmak daha kolaydır. Tesadüfen /lib/modules dizini altında çekirdek modülleri vardır(aygıt sürücüleri, dosya sistemleri ya da ağ protokolleri kullanımında gerekli olmayan çekirdek kodu gibi). Bu modüller gerek duyulduğunda çekirdek tarafından yüklenebilirler ve bazı durumlarda kullanım sonrası kaldırılabilirler.</text:span></text:p>
      <text:p text:style-name="P8"><text:span text:style-name="T192">Ayg</text:span><text:span text:style-name="T193">ıt dosyaları-/dev:<text:s text:c="2"/>bu rehber ve alt dizinleri aygıt dosyaları için çoklu kayıtları içerir. Aygıt dosyaları kabuk(genellikle komut satırı kullanıcıları yada programcılar için ulaşılabilir olan sistemin bir parçası) ve çekirdek içerisindeki aygıt sürücüleri arasında arayüz oluştururlar. Diğer dosyalar gibi içerikleri yoktur fakat aygıt numaraları aracılığıyla çekirdek içerisindeki bir sürücüye referans olurlar.</text:span></text:p>
      <text:p text:style-name="P8"><text:span text:style-name="T194">Daha önceki zamanlarda Linux da</text:span><text:span text:style-name="T195">ğıtıcıları için her kişiye göre araç için /dev dizini içinde bir aygıt içermesi alışılmıştı. Böylece bir laptop Linux sistemi bile her biri 63 bölümlü, 8 ISDN adaptörü, 16 seri halinde ve 4 paralel arayüzü ve bu tür özellikleri taşıyan 10 sabit disk için gerekli olan araç dosyalarını içerirdi. Bugün bu eğilim her hayali aygıt<text:s text:c="2"/>için bir aygıtı olan fazla dolu /dev dizinlerinden ve gerçekte bulunan araçlar için girişleri içeren çalışmakta olan çekirdeğe yakın olarak bağlanan sistemler için uzaktadırlar.<text:s text:c="2"/>Bu alanda sihirli kelime udev’dir ve Linux Administration kısmında daha detaylı anlatılacaktır.</text:span></text:p>
      <text:p text:style-name="P8"><text:span text:style-name="T196">Linux karakter araçlar</text:span><text:span text:style-name="T197">ı ve blok araçları arasında ayrım yapar. Örneğin bir karakter aracı ağdır,faredir ya da bir modemdir-tek karakterleri işleyen ya da sağlayan bir araç. Bir blok aracı ise bloklarda bilgileri işler-bu<text:s text:c="2"/>byte’ların tek başına okunamadığı, 512’li gruplar halinde okunduğu disket ya da sabit diskleri içerir. Aygıt dosyaları “ls-l” dizini içinde “c veya b” çıkışlarıyla etiketlenir.</text:span></text:p>
      <text:p text:style-name="P8"><text:span text:style-name="T198">Dosya uzunlu</text:span><text:span text:style-name="T199">ğu yerine bu liste 2 tane numarayı içerir. İlki aygıtın türünü belirten ve çekirdek sürücüsü bu aygıtın sorumluluğunda olduğu zaman yöneten<text:s text:c="2"/>“asıl aygıt numarası”dır. Örneğin tüm SCSI sabit diskleri 8 numaralı başlıca aygıta sahiptir. İkincisi ise “ikincil aygıt numarası”dır. Bu benzer ya da ilgili aygıtlar arasında ayrım yapan ya da bir diskin çeşitli bölünmelerini belirten sürücü tarafından kullanılır.</text:span></text:p>
      <text:p text:style-name="P8"><text:span text:style-name="T200">Birkaç tane göze çarpan uydurulmu</text:span><text:span text:style-name="T201">ş aygtlar vardır. null device, /dev/null, aslında gerekli olmayan program çıkışı için bir çöp kutusu gibidir, fakat aşağıdaki şekildeki gibi bir yerde yönetilmelidir.</text:span></text:p>
      <text:p text:style-name="P8"><text:span text:style-name="T202">Aksi halde a</text:span><text:span text:style-name="T203">ğda gösterilen programın standart çıkışı göz ardı edilir. Eğer /dev/null okunursa boş bir dosya gibi davranır ve hemen dosya sonuna döner. /dev/null yazan ve okuyan tüm kullanıcılar için ulaşılabilir olmalıdır.</text:span></text:p>
      <text:p text:style-name="P8"><text:span text:style-name="T204">/dev/random ve /dev/urandom<text:s text:c="2"/>dizinlerindeki “ayg</text:span><text:span text:style-name="T205">ıtlar” sistemde gürültüden oluşturulan şifrelemeyle ilgili kalitenin rastgele byte’larına döner-anahtar basımı gibi tahmin edilemeyen olaylar arasındaki aralıklar gibi. /dev/random dizininden gelen bilgiler yaygın şifrelemeyle ilgili algoritmaları için anahtarlar oluşturmak için uygundur. /dev/zero dosyası boş byte’ların sınırsız bir isteğine döner;<text:s text:c="2"/>bunları örneğin dd komutlu dosyaların üzerine yazmak için veya oluşturmak için kullanabilirsiniz.</text:span></text:p>
      <text:p text:style-name="P8"><text:span text:style-name="T206">Yap</text:span><text:span text:style-name="T207">ılandırma dosyaları-/etc:<text:s text:c="2"/>/etc dizini çok önemlidir; çoğu program için yapılandırma dosyalarını içerir. Örneğin /etcinittab ve /etc/init.d/* dosyaları sistem dosyalarını başlatmak için gerek duyulan çoğu belirli bilgileri içerir. Aşağıda en önemli dosyaların daha detaylı tanımları bulunmaktadır-onların birkaçı dışında, sadece kök dizini kullanıcısının yazma izni vardır fakat herkes onu okuyabilir.</text:span></text:p>
      <text:p text:style-name="P8"><text:span text:style-name="T208">/etc/fstab: bu tüm yerle</text:span><text:span text:style-name="T209">ştirilebilir dosya sistemini ve onların özelliklerini tanımlar(tür,ulaşım şekli vs.).</text:span></text:p>
      <text:p text:style-name="P8"><text:span text:style-name="T210">/etc/hosts: bu dosya TCP/IP a</text:span><text:span text:style-name="T211">ğının yapılandırma dosyalarından biridir. IP adreslerine gelen ağ misafilerinin isimlerini haritalandırır.küçük ağlarda ve bağımsız misafirlerde bu yeni bir sunucu yerleştirir.</text:span></text:p>
      <text:p text:style-name="P8"><text:span text:style-name="T212">/etc/inittab:<text:s text:c="2"/>bu dosya init program</text:span><text:span text:style-name="T213">ı için ve sistem başlangıcı için yapılandırma dosyasıdır.</text:span></text:p>
      <text:p text:style-name="P8"><text:span text:style-name="T214">/etc/init.d/* :<text:s text:c="2"/>bu dizin çe</text:span><text:span text:style-name="T215">şitli sistem servisleri için “init kodlarını” içerir. Bunlar başlatmak için ya da sistem kapandığında sistem dosyalarını durdurmak için kullanılırlar.</text:span></text:p>
      <text:p text:style-name="P8"><text:span text:style-name="T216">Red Hat da</text:span><text:span text:style-name="T217">ğıtımlarında bu dizine /etc/rc.d/init.d<text:s text:c="2"/>denilmektedir.</text:span></text:p>
      <text:p text:style-name="P8"><text:span text:style-name="T218">/etc/issue :<text:s text:c="2"/>bu dosya giri</text:span><text:span text:style-name="T219">ş yapmak için kullanıcıya sorulmadan önce karşılamayı içerir. Yeni bir sistemin yüklenmesinden sonra çoğunlukla satıcının ismini içerir.</text:span></text:p>
      <text:p text:style-name="P8"><text:span text:style-name="T220">/etc/motd:<text:s text:c="2"/>bu dosya kullan</text:span><text:span text:style-name="T221">ıcı başarılı bir şekilde giriş yaptıktan sonra ortaya çıkan “günün mesajını” içerir. Sistem yöneticisi bu dosyayı önemli bilgileri ve olayların kullanıcılarını bildirmek için kullanır.</text:span></text:p>
      <text:p text:style-name="P8"><text:span text:style-name="T222">/etc/mtab:<text:s text:c="2"/>bu yerle</text:span><text:span text:style-name="T223">ştirme noktalarını içeren tüm yerleştirilmiş dosya sistemlerini içeren bir listedir. Bu dosya an itibariyle yerleştirilmiş tüm dosya sistemlerini içermesinden dolayı /etc/fstab dosyasından ayrılmaktadır, /etc/fstab dosyası sadece yerleştirilmesi mümkün olan dosya sistemleri için ayarları ve seçenekleri içerir. Hatta bu liste komut satırı aracılığıyla dosya sistemlerini yerleştirebildiği için ayrıntılı değildir.</text:span></text:p>
      <text:p text:style-name="P8"><text:span text:style-name="T224">Dosyalar</text:span><text:span text:style-name="T225">ın durgun olması gereken /etc içindeki bir dosyaya bu tür bilgileri yerleştirmemeliyiz.</text:span></text:p>
      <text:p text:style-name="P8"><text:span text:style-name="T226">/etc/passwd:<text:s text:c="2"/>burada sistemce bilinen tüm kullan</text:span><text:span text:style-name="T227">ıcıların bir listesi vardır, kullanıcının belirli bilgilerinin çeşitli araçlarını toplamak için. Dosyanın ismine rağmen modern sistemlerde şifreler bu dosya içinde depolanmaz fakat /etc/shadow denilen başka bir dosya içinde depolanır. /etc/paswd’un aksine bu dosya normal kullanıcılar tarafından okunamaz.</text:span></text:p>
      <text:p text:style-name="P8"><text:span text:style-name="T228">Aksesuarlar-/opt : bu dizin gerçekten 3.<text:s/></text:span><text:span text:style-name="T229">Şahıs yazılımına yöneliktir-bölgesel olarak yüklenen dosyalar ya da dağıtım dosyalarıyla çelişmeden yüklenebilmesi gereken tüm paketler. Böyle yazılım paketleri /opt(packages)<text:s text:c="2"/>gibi bir alt dizin meydana getirirler. Haklı olarak /opt dizini boş bir disk üzerine dağıtım yüklendikten sonra tamamen boş olmalı.</text:span></text:p>
      <text:p text:style-name="P8"><text:span text:style-name="T230">“de</text:span><text:span text:style-name="T231">ğişmeyen dosyalar”-/usr :<text:s text:c="2"/>burada programları ve sistemin onarımı ya da başlatılması için önemli olmayan bilgi dosyalarını içeren çeşitli alt dizinler vardır. en önemli dizinler şunları içerir:</text:span></text:p>
      <text:p text:style-name="P8"><text:span text:style-name="T232">/usr/bin :<text:s text:c="2"/>ba</text:span><text:span text:style-name="T233">şlatma için önemli ya da önemsiz olan sistem programları</text:span></text:p>
      <text:p text:style-name="P8"><text:span text:style-name="T234">/usr/sbin:<text:s text:c="2"/>kök dizini için daha fazla sistem programlar</text:span><text:span text:style-name="T235">ı</text:span></text:p>
      <text:p text:style-name="P8"><text:span text:style-name="T236">/usr/lib:<text:s text:c="2"/>/bin ya da /sbin için kullan</text:span><text:span text:style-name="T237">ılmayan daha fazla kütüphane</text:span></text:p>
      <text:p text:style-name="P8"><text:span text:style-name="T238">/usr/local:<text:s text:c="2"/>bölgesel sistem yöneticisi taraf</text:span><text:span text:style-name="T239">ından yüklenmiş dosyalar için dizin. /opt diziniyle benzerlik gösterir-dağıtım buraya hiçbir şey koymaz</text:span></text:p>
      <text:p text:style-name="P8"><text:span text:style-name="T240">/usr/share:<text:s text:c="2"/>mimari olarak ba</text:span><text:span text:style-name="T241">ğımsız veri. Esas olarak Intel, Sparc ve PowerPC ana makinelerinden oluşan bir Linux ağı merkezi bir sunucu üzerinden bu dosyanın tek bir kopyasını paylaşabilir.</text:span></text:p>
      <text:p text:style-name="P8"><text:span text:style-name="T242">/usr/share/doc:<text:s text:c="2"/>belgeleme, örne</text:span><text:span text:style-name="T243">ğin HOWTO.</text:span></text:p>
      <text:p text:style-name="P8"><text:span text:style-name="T244">/usr/share/info:<text:s text:c="2"/>bilgi sayfalar</text:span><text:span text:style-name="T245">ı.</text:span></text:p>
      <text:p text:style-name="P8"><text:span text:style-name="T246">/usr/share/man:<text:s text:c="2"/>alt dizinlerde elle yap</text:span><text:span text:style-name="T247">ılan sayfalar.</text:span></text:p>
      <text:p text:style-name="P8"><text:span text:style-name="T248">/usr/sc:<text:s text:c="2"/>çekirdek ve di</text:span><text:span text:style-name="T249">ğer programlar için kaynak kodu(eğer mümkünse).</text:span></text:p>
      <text:p text:style-name="P8"><text:span text:style-name="T250">/usr ismi ço</text:span><text:span text:style-name="T251">ğunlukla yanlış olarak Unix sistem kaynaklarının kısaltması olarak düşünülür. Esasen bu dizin bilgisayarların büyük ve yavaş bir sabit diskleri olduğu zamandan<text:s text:c="2"/>daha küçük ve daha hızlı sabit diskleri olduğu zamana kadarki süreçte türemiştir.Büyük disk daha az sıklıkla kullanılan ya da çok büyük olan dosyalar ve programlar için bir bellek olarak görev yaparken<text:s text:c="2"/>bütün sık kullanılan programlar ve dosyalar küçük diske gider. Bugün bu ayrım bir şekilde değişebilir:<text:s text:c="2"/>Dikkatle /usr dizinini kendi bölmesinin üzerine yerleştirebilirsin vebu bölmeyi “salt okunur” olarak değiştirebilirsin. Disk belleğinin düşen fiyatları bunu artık gerekli kılmamasına rağmen uzak bir sunucudan /usr’ yi içe aktarmak mümkündür(yaygın Linux dağıtımları bunu hiçbir şekilde desteklemez).</text:span></text:p>
      <text:p text:style-name="P8"><text:span text:style-name="T252"/></text:p>
      <text:p text:style-name="P8"><text:span text:style-name="T253">Çekirdek içine bir pencere-/proc:<text:s text:c="2"/>bu en ilginç ve önemli dizinlerden biridir<text:s text:c="2"/>/proc uydurulmu</text:span><text:span text:style-name="T254">ş dosya sistemidir: diskte boşluk meydana getirmez fakat onun alt dizinleri ve dosyaları birisi içerikleriyle ilgilendiğinde ya da ilgilenirse çekirdek tarafından oluşturulur. bilgisayarın donanımı hakkında çekirdeğin sahip olduğu diğer bilgilerin yanı sıra işleyen süreçler hakkında da bir çok bilgi bulacaksınız. Örneğin bazı dosyalarda bütün bir donanım analizi bulacaksınız. En önemli dosyalar şunları içerir:</text:span></text:p>
      <text:p text:style-name="P8"><text:span text:style-name="T255">/proc/cpuinfo:<text:s text:c="2"/>bu i</text:span><text:span text:style-name="T256">şlemcinin tipi ve saat frekansı hakkında bilgiler içerir.</text:span></text:p>
      <text:p text:style-name="P8"><text:span text:style-name="T257">/proc/devices:<text:s text:c="2"/>bu ba</text:span><text:span text:style-name="T258">şlıca aygıt numaralarını içeren, çekirdek tarafından desteklenen aygıtların tüm listesini içerir.</text:span></text:p>
      <text:p text:style-name="P8"><text:span text:style-name="T259">/proc/dma:<text:s text:c="2"/>kullan</text:span><text:span text:style-name="T260">ımdaki DMA kanallarının bir listesidir. Bugünün PCI temelli sistemlerinde ne ilgi çekici ne de önemlidir.</text:span></text:p>
      <text:p text:style-name="P8"><text:span text:style-name="T261">/proc/interrupts:<text:s text:c="2"/>kullan</text:span><text:span text:style-name="T262">ımdaki bütün donanım kesintileridir. Bu kesinti numaralarını, tetiklenen kesintilerin numaralarını ve belirli kesintilerle uğraşan sürücüleri içerir(Bir kesinti sadece çekirdekte bir kesinti olduğunda bu listede yer alır).</text:span></text:p>
      <text:p text:style-name="P8"><text:span text:style-name="T263">/proc/ioports:<text:s text:c="2"/>/proc/interrupts gibi fakat I/O ba</text:span><text:span text:style-name="T264">ğlantı yerleri içindir.</text:span></text:p>
      <text:p text:style-name="P8"><text:span text:style-name="T265">/proc/kcore:<text:s text:c="2"/>bu dosya bilgisayar</text:span><text:span text:style-name="T266">ın bütün RAM’lerini uygun hale getirir ve çekirdeğin hatalarını ayıklamak için gereklidir. Okumak için kök dizini(root) ayrıcalıklarını gerektirir.<text:s text:c="2"/>Bundan uzak durursanız iyi edersiniz.</text:span></text:p>
      <text:p text:style-name="P8"><text:span text:style-name="T267">/proc/loadavg:<text:s text:c="2"/>son 1,5 ve 15 dakika içindeki i</text:span><text:span text:style-name="T268">şlemci yüklemesini ölçen 3 numarayı içerir. Bu değerler genellikle uptime programı sayesinde verilir.</text:span></text:p>
      <text:p text:style-name="P8"><text:span text:style-name="T269">/proc/meminfo:<text:s text:c="2"/>bellek ve takas kullan</text:span><text:span text:style-name="T270">ımını gösterir. Bu dosya free program tarafından kullanılır.</text:span></text:p>
      <text:p text:style-name="P8"><text:span text:style-name="T271">/proc/mounts:<text:s text:c="2"/>tüm yerle</text:span><text:span text:style-name="T272">ştirilmiş dosya sistemlerinin başka bir listesidir. Çoğunlukla /etc/mtab’la özdeştir.</text:span></text:p>
      <text:p text:style-name="P8"><text:span text:style-name="T273">/proc/scsi:<text:s text:c="2"/>bu dizinde<text:s text:c="2"/>uygun SCSI ayg</text:span><text:span text:style-name="T274">ıtlarını listeleyen scsi isminde bir dosya vardır. SCSI hakkında bilgi veren bir 0(1,2,…,aynı türün çoklu adaptörleri için) dosyası içeren sistemde SCSI ana makine adaptörünün her<text:s text:c="2"/>türü için başka bir alt dizin vardır.</text:span></text:p>
      <text:p text:style-name="P8"><text:span text:style-name="T275">/proc/version:<text:s text:c="2"/>model numaras</text:span><text:span text:style-name="T276">ını ve şu anki çekirdeğin derleme tarihini içerir.</text:span></text:p>
      <text:p text:style-name="P8"><text:span text:style-name="T277">/bu paragraf</text:span><text:span text:style-name="T278">ı çeviremedim L</text:span></text:p>
      <text:p text:style-name="P9"><text:span text:style-name="T279">Back when /proc had not been invented, programs like the process status</text:span></text:p>
      <text:p text:style-name="P9"><text:span text:style-name="T279">display tool, ps, which had to access kernel information, needed to include</text:span></text:p>
      <text:p text:style-name="P9"><text:span text:style-name="T279">considerable knowledge about internal kernel data structures as well as the</text:span></text:p>
      <text:p text:style-name="P9"><text:span text:style-name="T279">appropriate access rights to read the data in question from the running kernel.</text:span></text:p>
      <text:p text:style-name="P9"><text:span text:style-name="T279">Since these data structures used to change fairly rapidly, it was often</text:span></text:p>
      <text:p text:style-name="P9"><text:span text:style-name="T279">necessary to install a new version of these programs along with a new version</text:span></text:p>
      <text:p text:style-name="P9"><text:span text:style-name="T279">of the kernel. The /proc file system serves as an abstraction layer between</text:span></text:p>
      <text:p text:style-name="P9"><text:span text:style-name="T279">these internal data structures and the utilities: Today you just need</text:span></text:p>
      <text:p text:style-name="P9"><text:span text:style-name="T279">to ensure that after an internal change the data formats in /proc remain the</text:span></text:p>
      <text:p text:style-name="P10"><text:span text:style-name="T279">same—and ps and friends continue working as usual.</text:span></text:p>
      <text:p text:style-name="P10"><text:span text:style-name="T279">Donan</text:span><text:span text:style-name="T280">ım kontrolü-/sys:<text:s text:c="2"/>Linux çekirdeği<text:s text:c="2"/>versiyon 2.6’dan bu yana bu dizini belirtmiştir. /proc gibi çekirdeğin talebi üzerine uygun hale getirilir ve geniş bir alt dizinleri sıralaması içinde uygun donanım üzerinde istikrarlı bir görüşe izin verir. Aynı zamanda çeşitli özel dosyalar aracılığıyla donanım üzerinde yönetim işlemlerine destek sağlar.</text:span></text:p>
      <text:p text:style-name="P10"><text:span text:style-name="T281">Teorik olarak bireysel giri</text:span><text:span text:style-name="T282">şlerle hiçbir alakası olmayan /proc dizinindeki tüm girişler /sys dizinine yavaşça geçirilmeli. Bu stratejik amaç gerçekleştirildiğinde bu,<text:s text:c="2"/>birisinin tahmini olduğundandır.</text:span></text:p>
      <text:p text:style-name="P10"><text:span text:style-name="T283">Dinamik olarak de</text:span><text:span text:style-name="T284">ğişen dosyalar-/var:<text:s text:c="2"/>bu dizin farklı dizinler boyunca dağıtılan dinamik olarak değişen dosyaları içerir. Çeşitli programları yerine getirdiğinde kullanıcı çoğu zaman bilgileri oluşturur(çoğunlukla gerçeğin farkında olmadan). Örneğin biçimlendirilmiş man sayfaları sonradan lazım olurlar diye bir süreliğine etrafta tutulurken man komutu sıkıştırılmış kılavuz sayfası kaynaklarını sıkıştırılmamış hale getirmeye sebep olur. Benzer olarak bir belge basıldığında yazıcıya gönderilmeden önce baskı bilgisi depolanmalı,örneğin /var/spool/cups içerisinde. /var/log içindeki dosyalar giriş ve çıkış zamanlarını ve diğer sistem olaylarını kaydeder, /var/spool/cron düzenli otomatik komut yürütmeleri hakkında bilgi içerir ve kullanıcının okunmamış mailini /var/mail’de tutar.</text:span></text:p>
      <text:p text:style-name="P10"><text:span text:style-name="T285">Linux’te sistem log dosyalar</text:span><text:span text:style-name="T286">ı genellikle “syslog” servisi tarafından işlenir.sys logd denilen bir program diğer programlardan gelen<text:s text:c="2"/>mesajları kabul eder ve bunları başlangıç ve önceliklerine göre sonraları bulabileceğiniz /var/log dizini altında dosyalar halinde sınıflandırır. Dosyalar dışında syslog servisi aynı zamanda mesajlarını başka yerde yazabilir. Örneğin konsola ya da ağ aracılığıyla bilgi merkezinizden tüm log mesajlarını birleştiren merkezi bir “yönetim<text:s text:c="2"/>istasyonu” olarak hizmet eden başka bir bilgisayara.</text:span></text:p>
      <text:p text:style-name="P10"><text:span text:style-name="T287">/sys/logd dizininin yan</text:span><text:span text:style-name="T288">ısıra bazı Linux dağıtımları klogd servisi içerir. Görevi işletim sistemi çekirdeğinden gelen mesajları kabul etmek ve onları sys logd dizinine doğru geçirmektir.diğer dağıtımlar kendi sys logd dizinleri bu işi kendileri yapabildikleri için ayrı bir klogd dizinine ihtiyaçları yoktur.</text:span></text:p>
      <text:p text:style-name="P10"><text:span text:style-name="T289"/></text:p>
      <text:p text:style-name="P10"><text:span text:style-name="T290">Linux çekirde</text:span><text:span text:style-name="T291">ği<text:s text:c="2"/>sistem başlatılmadan önce onları kabul edecek sys logd dizinini çalıştırmak için yeterince uzakta mesajların tüm sınıflandırmasını yok eder. Mesajlar hala önemli olduğu için Linux çekirdeği onları içten depolar ve dmesg komutunu kullanarak onlara ulaşabilirsiniz.</text:span></text:p>
      <text:p text:style-name="P10"><text:span text:style-name="T292">Geçici dosyalar-/tmp:<text:s text:c="3"/>baz</text:span><text:span text:style-name="T293">ı faydalar geçici dosya alanına ihtiyaç duyar, örneğin bazı editörler ya da türler. Tmp dizininde tüm programlar geçici bilgileri yerleştirirler. Bazı dağıtımlar sistem başlatıldığında tmp dizinini temizlemek için kurulabilirler: Bu yüzden kalıcı önemi olan hiçbir şeyi bu klasöre koymamalısınız.</text:span></text:p>
      <text:p text:style-name="P10"><text:span text:style-name="T294">Al</text:span><text:span text:style-name="T295">ışılmışa göre, /tmp dizini sistem başlangıcında boşaltılır fakat öyle değildir. Dağıtımınızın ne yaptığını kontrol etmelisiniz.</text:span></text:p>
      <text:p text:style-name="P10"><text:span text:style-name="T296">Sunucu dosyalar</text:span><text:span text:style-name="T297">ı-/srv:<text:s text:c="3"/>aşağıda çeşitli sunucu programları tarafından sunulan dosyaları bulacaksınız.</text:span></text:p>
      <text:p text:style-name="P11"><text:span text:style-name="T298">such as</text:span></text:p>
      <text:p text:style-name="P11"><text:span text:style-name="T298">drwxr-xr-x 2 root root 4096 Sep 13 01:14 ftp</text:span></text:p>
      <text:p text:style-name="P11"><text:span text:style-name="T298">drwxr-xr-x 5 root root 4096 Sep 9 23:00 www</text:span></text:p>
      <text:p text:style-name="P11"><text:span text:style-name="T299"/></text:p>
      <text:p text:style-name="P11"><text:span text:style-name="T300">bu dizin nispeten yeni bir bulu</text:span><text:span text:style-name="T301">ştur ve oldukça mümkündür ki sisteminizde henüz bulunmamaktadır. Ne yazık ki web sayfaları FTP sunucusunun dökümanları için başka bir yer yoktur ki FHS yazarları bunun üzerinde uzlaşabilirler, bu sayede bu dosyalar olmadan bir sistem üzerinde tamamen farklı bir yerde sonlandırabilirler,örneğin /usr/local ya da /var alt dizinlerinde.</text:span></text:p>
      <text:p text:style-name="P11"><text:span text:style-name="T302"/></text:p>
      <text:p text:style-name="P11"><text:span text:style-name="T303">CD-ROM ya da Disketlere ula</text:span><text:span text:style-name="T304">şım--/media:<text:s text:c="2"/>bu dizin çoğunlukla otomatik olarak meydana getirilir; CD-ROM’lar ve disketler için yerleşim noktaları olarak görev yapan /media/cdrom ve /media/floppy gibi ilave edilen bpş dizinleri içerir. Donanım başlangıcınıza dayanarak /media/dvd gibi daha fazla dizinleri eklemekte kendinizi özgür hissedebilirsiniz, eğer bunlar yerleşim noktaları olarak bir anlam ifade ediyorlarsa ve dağıtım satıcınız tarafından önceden yüklenmemişse.</text:span></text:p>
      <text:p text:style-name="P11"><text:span text:style-name="T305"/></text:p>
      <text:p text:style-name="P11"><text:span text:style-name="T306">Di</text:span><text:span text:style-name="T307">ğer depolama ortamlarına ulaşım---/mnt:<text:s text:c="2"/>bu dizin ilave edilen depolama ortamlarının geçici yerleştirilmesi için yerleşim noktası olarak görev yapar. Red Hat tarafından yapılan bazı dağıtımlarla CD-ROM ve disket için medya yerleşim noktaları /media’nın altında olmak yerine burada ortaya çıkabilir.</text:span></text:p>
      <text:p text:style-name="P11"><text:span text:style-name="T308"/></text:p>
      <text:p text:style-name="P11"><text:span text:style-name="T309">Kullan</text:span><text:span text:style-name="T310">ıcı ev dizinleri--/home:<text:s text:c="2"/>bu dizin kök dizini dışında tüm kullanıcıların ev dizinlerini içerir.</text:span></text:p>
      <text:p text:style-name="P11"><text:span text:style-name="T311"/></text:p>
      <text:p text:style-name="P11"><text:span text:style-name="T312">E</text:span><text:span text:style-name="T313">ğer birkaç 100’den fazla kullanıcınız varsa tüm ev dizinlerini home dizinlerinin hemen alttakiler olarak tutunması özel koruma ve etkinlik açısından mantıklıdır. Örneğin daha uzak alt bölünme için ayırıcı bir özellik olarak kullanıcıların başlıca grubunu kullanabilirsiniz.</text:span></text:p>
      <text:p text:style-name="P11"><text:span text:style-name="T314"/></text:p>
      <text:p text:style-name="P11"><text:span text:style-name="T315">Yöneticinin ev dizini--/root:<text:s text:c="2"/></text:span><text:span text:style-name="T316">Yöneticinin ev dizini kök dizininde kuruludur.Bu,dogrudan kök alt dizinin d</text:span><text:span text:style-name="T317">ışında yönetici evinde konumlandırılmayan gözlenen bir farklılıkla diğer kullanıcılara benzer tamamen doğal bir ev yöneticisidir.</text:span></text:p>
      <text:p text:style-name="P11"><text:span text:style-name="T318">Kaybedilen özellik_kaybedilen+bulunan (fhs taraf</text:span><text:span text:style-name="T319">ından yönetilen sadece iç hat dosya sistemleri) bu yönetici herhangi bir yöneticiye ait olmayan ama uygun görünen dosyalar için kullanılır.Dosya sistemini uygunluğunu kontrol edici,aynı dosya sistemi üzerinde kaybedilmiş+bulunan yöneticide öyle dosyalara bağlantılar yaratır.bu yüzden sistem yöneticisi dosya gerçekten nereye ait bulabilir; kaybedilmiş+bulunan,dosya sistem uygunluğunu kontrol edicinin sabit bir yerin içinde bulabilme ümidiyle yaratılmıştır.(kural gereği ,iç hat dosya sistemleri üzerinde bu herzaman dosya endeksi numarasını kullanır.</text:span></text:p>
      <text:p text:style-name="P11"><text:span text:style-name="T320"/></text:p>
      <text:p text:style-name="P11"><text:span text:style-name="T321">Dizin düzenlemesi için ba</text:span><text:span text:style-name="T322">şka bir yöntem de şöyledir: FHS dosyaları ve dizinleri 2 kritere göre böler-bölgesel olarak ulaşılabilir olmaya ihtiyacı var mı , başka bir bilgisayarda durabilirler mi ve ağ aracılığıyla ulaşılabilirler mi, bağlamları durgun mu ya da sistem çalışırken değişirler mi?</text:span></text:p>
      <text:p text:style-name="P11"><text:span text:style-name="T323">----</text:span></text:p>
      <text:p text:style-name="P11"><text:span text:style-name="T323">Bu bölünmenin arkas</text:span><text:span text:style-name="T324">ındaki düşünce sistem yönetimini yalınlaştırmaktır: dizinler dosya sunucularına taşınabilirler ve merkezi olarak sürdürülebilirler. Dinamik bilgiler içermeyen dizinler salt okunura yerleştirilirler ve kazalara daha fazla elverişlidir.</text:span></text:p>
      <text:p text:style-name="P11"><text:span text:style-name="T325"/></text:p>
      <text:p text:style-name="P11"><text:span text:style-name="T325"/></text:p>
      <text:p text:style-name="P11"><text:span text:style-name="T325"/></text:p>
      <text:p text:style-name="P11"><text:span text:style-name="T325"/></text:p>
      <text:p text:style-name="P11"><text:span text:style-name="T325"/></text:p>
      <text:p text:style-name="P11"><text:span text:style-name="T326">11</text:span></text:p>
      <text:p text:style-name="P11"><text:span text:style-name="T326">Dosyalar</text:span><text:span text:style-name="T327">ı Arşivleme ve Sıkıştırma</text:span></text:p>
      <text:p text:style-name="P11"><text:span text:style-name="T328">11.1 Ar</text:span><text:span text:style-name="T329">şivleme ve Sıkıştırma</text:span></text:p>
      <text:p text:style-name="P11"><text:span text:style-name="T330">11.2 tar kullanarak dosyalar</text:span><text:span text:style-name="T331">ı arşivleme</text:span></text:p>
      <text:p text:style-name="P11"><text:span text:style-name="T332">11.3 gzip ile dosya s</text:span><text:span text:style-name="T333">ıkıştırma</text:span></text:p>
      <text:p text:style-name="P11"><text:span text:style-name="T334">11.4 bzip2 ile dosya s</text:span><text:span text:style-name="T335">ıkıştırma</text:span></text:p>
      <text:p text:style-name="P11"><text:span text:style-name="T336">11.5 zip ve unzip kullanarak dosyalar</text:span><text:span text:style-name="T337">ı arşivleme ve sıkıştırma</text:span></text:p>
      <text:p text:style-name="P11"><text:span text:style-name="T338"/></text:p>
      <text:p text:style-name="P11"><text:span text:style-name="T339">Hedefler</text:span></text:p>
      <text:p text:style-name="P11"><text:span text:style-name="T340">• “Ar</text:span><text:span text:style-name="T341">şivleme” ve “Sıkıştırma” koşulların oğrenme</text:span></text:p>
      <text:p text:style-name="P11"><text:span text:style-name="T342">• tar i<text:s/></text:span><text:span text:style-name="T343">kullanabiliyor olma</text:span></text:p>
      <text:p text:style-name="P11"><text:span text:style-name="T344">• "gzip "ve "bzip2 " kullanarak dosyalar</text:span><text:span text:style-name="T345">ı sıkıştırrma ve açabiliyor olmak</text:span></text:p>
      <text:p text:style-name="P11"><text:span text:style-name="T346">• Dosyalar</text:span><text:span text:style-name="T347">ı zip ve unzip ile işleyebilmek</text:span></text:p>
      <text:p text:style-name="P11"><text:span text:style-name="T348">Önko</text:span><text:span text:style-name="T349">şullar</text:span></text:p>
      <text:p text:style-name="P11"><text:span text:style-name="T350">• Kabuk yöntemini kullanmak (Bolum 4)</text:span></text:p>
      <text:p text:style-name="P11"><text:span text:style-name="T350">• Dosyalar ve dizinleri kullanmak (Bolum 6)</text:span></text:p>
      <text:p text:style-name="P11"><text:span text:style-name="T350">• Filtreleri kullanmak (Bolum 8)</text:span></text:p>
      <text:p text:style-name="P12"><text:span text:style-name="T351"/></text:p>
      <text:p text:style-name="P13"><text:span text:style-name="T352">11.1 Ar</text:span><text:span text:style-name="T353">şivleme ve Sıkıştırma</text:span></text:p>
      <text:p text:style-name="P13"><text:span text:style-name="T354">“Ar</text:span><text:span text:style-name="T355">şivleme” birden fazla dosyayı toplayıp tek bir parça haline getirir. Tipik uygulamalar</text:span></text:p>
      <text:p text:style-name="P13"><text:span text:style-name="T356">Manyetik kasete üzerinde bir dizin a</text:span><text:span text:style-name="T357">ğacı depolar.<text:s/></text:span><text:span text:style-name="T358">tape—the magnetic tape drive appears</text:span></text:p>
      <text:p text:style-name="P13"><text:span text:style-name="T359">within Linux as a device file onto which the output of the archival program can be written.</text:span></text:p>
      <text:p text:style-name="P13"><text:span text:style-name="T360">Di</text:span><text:span text:style-name="T361">ğer taraftan, arşivlenen verileri kasetin sürücü cihaz dosyalarından okuyup arşivden</text:span></text:p>
      <text:p text:style-name="P13"><text:span text:style-name="T362">Ç</text:span><text:span text:style-name="T363">ıkartarak dizi ağaçlarını yeniden yapılandırabilir. İlgili programların çoğu, arşivleri</text:span></text:p>
      <text:p text:style-name="P13"><text:span text:style-name="T364">Çözüp olu</text:span><text:span text:style-name="T365">şturabildiğinden beri her iki işlemi de arşivleme başlığı altında inceliyoruz.</text:span></text:p>
      <text:p text:style-name="P13"><text:span text:style-name="T366">burada bizi ilgilendiren k</text:span><text:span text:style-name="T367">ısmı sadece kayıpsız sıkıştırmadır, sıkıştırılmış verilerimizi</text:span></text:p>
      <text:p text:style-name="P14"><text:span text:style-name="T368">yeniden in</text:span><text:span text:style-name="T369">şa ederek orijinal formuna sokabilmemizi sağlar.</text:span></text:p>
      <text:p text:style-name="P14"><text:span text:style-name="T370">Ba</text:span><text:span text:style-name="T371">şka bir deyişle, yüksek dereceli bir sıkıştırmada gereksinimleri terk ederek orijinal haline getirmeyi başarabilmesi bir alternatiftir. Buna "Lossy"(kayipli) sıkıştırma yöntemi denir<text:s text:c="2"/>ve aynen JPEG resimleri ve "MPEG-1" ses katmanlarındaki gibi sıkıştırılırlar. Işin ilginç yanı olan gereksiz verilerden kurtulmanın yolu; Örnek bir mp3 verisini alalım, Bu parcalarin bir kisim sinyallerini atalim, “psycho-acoustic model” e dayanarak sadece insanların duyabileceği derecede ve bunu dinleyenlerin anlayamayacağı kadar kayıp vererek kodlamak mümkündür. JPEG bir birlerine benzeyen Çizgilerle Çalışır. Çalışma süresinin kodlanması aşağıdaki karakter dizinin temsil eden basit bir ornek alirsak;</text:span></text:p>
      <text:p text:style-name="P15"><text:span text:style-name="T372">ABBBBAACCCCCAAAABAAAAAC</text:span></text:p>
      <text:p text:style-name="P15"><text:span text:style-name="T372">daha yo</text:span><text:span text:style-name="T373">ğun şekilde</text:span></text:p>
      <text:p text:style-name="P16"><text:span text:style-name="T374">A*4BAA*5C*4AB*5AC</text:span></text:p>
      <text:p text:style-name="P17"><text:span text:style-name="T374">Burda, “*4B ” s</text:span><text:span text:style-name="T375">ıralı dört tane “B” karakter. Bu basit yaklaşım “run-length encoding”(uzun kodlama çalıştırma) olarak adlandırılır ve bugün bile örneğin faks makinelerinde(düzeltmeleriyle birlikte) bulunur. “Real” (gerçek) gzip veya bzip2 givi sıkıştırma yazılımları gelişmiş yeni metotlar kullanırlar.</text:span></text:p>
      <text:p text:style-name="P17"><text:span text:style-name="T376"/></text:p>
      <text:p text:style-name="P17"><text:span text:style-name="T377">Bu tur birle</text:span><text:span text:style-name="T378">şmiş arşivleme ve sıkıştırma yazılımlar Windows dünyasında yenii ölçüde kullanırlar. (PKZIP, WinZIP vs),ayni adim genellikle Linux ve Unix dünyasında ayrı olarak ele alınır. Arşivi ilk kez kullanırken tar çıkış sıkıştırma işleminden önce tar ile dosyaların bir dizi olduğunu söylemek popüler bir yöntemdir, gzip-PKZIP ve benzerleri kendi üzerindeki her bir dosyayı sıkıştırır ve sonra bir tek büyük bir dosya içine sıkıştırılmış dosyaları toplar.</text:span></text:p>
      <text:p text:style-name="P17"><text:span text:style-name="T379"/></text:p>
      <text:p text:style-name="P17"><text:span text:style-name="T380">Bu yöntemin PKZIP ve ba</text:span><text:span text:style-name="T381">ğlantılı yöntemlere göre avantajı bu yöntemin yüksek sıkıştırma oranı veren birkaç orijinal dosya arasında yer alabilmesidir. Ancak bu da şu durumda bir dezavantaj sayılabilir; eğer dosya hasar görmüşse tüm arşiv bu noktadan başlayarak işe yaramaz hale gelebilir.</text:span></text:p>
      <text:p text:style-name="P17"><text:span text:style-name="T382"/></text:p>
      <text:p text:style-name="P17"><text:span text:style-name="T383">Do</text:span><text:span text:style-name="T384">ğal olarak Linux’ta bile kimse sizi ilk sıkıştırmanızdan ve onları arşivlemenizden alıkoymaz. Maalesef bu yöntem diğerindeki kadar kullanışlı değildir</text:span></text:p>
      <text:p text:style-name="P17"><text:span text:style-name="T385"/></text:p>
      <text:p text:style-name="P18"><text:span text:style-name="T386">Elbette Linux’ta de Windows dünyas</text:span><text:span text:style-name="T387">ındaki rar ve zip gibi kullanışlı sıkıştırma programları vardır.</text:span></text:p>
      <text:p text:style-name="P19"><text:span text:style-name="T388">Uygulama</text:span></text:p>
      <text:p text:style-name="P19"><text:span text:style-name="T389">C<text:s/></text:span><text:span text:style-name="T390">11.1<text:s/></text:span><text:span text:style-name="T391">[1] Neden run-length kodlama örne</text:span><text:span text:style-name="T392">ğinde AA yerine *2A i kullanılır?</text:span></text:p>
      <text:p text:style-name="P19"><text:span text:style-name="T393">C<text:s/></text:span><text:span text:style-name="T394">11.2<text:s/></text:span><text:span text:style-name="T395">[2] run-length kodlama metodun kullanarak "A*2B****A" dizinini</text:span></text:p>
      <text:p text:style-name="P19"><text:span text:style-name="T395">Nas</text:span><text:span text:style-name="T396">ıl gösterebilirsiniz?</text:span></text:p>
      <text:p text:style-name="P19"><text:span text:style-name="T397"/></text:p>
      <text:p text:style-name="P19"><text:span text:style-name="T398">11.2 tar Kullanarak Dosya Ar</text:span><text:span text:style-name="T399">şivleme</text:span></text:p>
      <text:p text:style-name="P19"><text:span text:style-name="T400">tar ismi “kaset ar</text:span><text:span text:style-name="T401">şivin ’den türemiştir. Uygulama bireysel dosyaları arşiv dosya sına koyar ve birinden diğerine ek bilgileri not alır (tarih, erişme izni, sahibi, …). Her ne kadar tar’ın başlangıçta manyetik teyp sürücüleri ile birlikte kullanılabilir olması gerekse de , tar arşivleri çeşitli medyalar üzerine doğrudan yazılmış da olabilir. Diğer kullanımlar arasında tar dosyaları Linux ve diğer özgür yazılım paketleri için kaynak kodu yaymak için standart biçimidir.</text:span></text:p>
      <text:p text:style-name="P19"><text:span text:style-name="T402"/></text:p>
      <text:p text:style-name="P19"><text:span text:style-name="T403">Linux üzerinde yayg</text:span><text:span text:style-name="T404">ın olarak kullanılan katran GNU uygulaması diğer Unix türevleri olan tar uygulamalarında bulunan çeşitli uzantıları içerir. Örneğin, GNU tar birçok medyayı kapsayan çok hacimli arşiv oluşturarak bunu destekler. Bu, çoklu cilt arşivler bile küçük arşivler yalnızca çok kirli Tabii ki, diskete yedek kopyalarını sağlar. Elbette ki sadece küçük arşivler için önemli olan bu çoklu cilt arşivleri bile diskete yedekleme yapılmasına izin verir.</text:span></text:p>
      <text:p text:style-name="P19"><text:span text:style-name="T405"/></text:p>
      <text:p text:style-name="P19"><text:span text:style-name="T406">Küçük bir aç</text:span><text:span text:style-name="T407">ıklama: Bölme(split) komutu arşiv dosyaları gibi büyük dosyaları kesebilmeyi sağlar ve böylece dosya uygun parçalar haline getirilerek disketlere kopyalanabilir ya da e-maille yollanabilir ve cat(kedi) kullanılarak geldikleri şeklinde yeniden birleştirilebilirler.</text:span></text:p>
      <text:p text:style-name="P19"><text:span text:style-name="T408"/></text:p>
      <text:p text:style-name="P19"><text:span text:style-name="T409">tar’n avantajlar</text:span><text:span text:style-name="T410">ı: Bunun kullanımı basittir, güvenli ve iyi çalışır, evrensel olarak tüm Unix ve Linux sistemlerinde çalışır. Bunun dezavantajları basit arizalardan dolayı problemlere yol açabilir, ve<text:s text:c="2"/>tar’ in tüm sürümleri aygıt dosyalarını depolayamayabilir. (Sisteminizin tümüne geri yüklemek istediğinizde).</text:span></text:p>
      <text:p text:style-name="P19"><text:span text:style-name="T411"/></text:p>
      <text:p text:style-name="P19"><text:span text:style-name="T412">tar ar</text:span><text:span text:style-name="T413">şivleri, dosyalar ve tüm dizin hiyerarşileri içerir. Eğer Windows medyası ağ</text:span></text:p>
      <text:p text:style-name="P19"><text:span text:style-name="T414">Üzerinden dizin a</text:span><text:span text:style-name="T415">ğaçları içinde takılı ise, içerikleri tar kullanarak arşivlenir. tar</text:span></text:p>
      <text:p text:style-name="P19"><text:span text:style-name="T416">Kullan</text:span><text:span text:style-name="T417">ılarak oluşturulan arşivler normalde sıkıştırılmamıştır, Ama başka sıkıştırma</text:span></text:p>
      <text:p text:style-name="P19"><text:span text:style-name="T418">Yaz</text:span><text:span text:style-name="T419">ılımlar kullanarak sıkıştırılabilir(bugüne kadar her zaman gzip veya bzip2</text:span></text:p>
      <text:p text:style-name="P19"><text:span text:style-name="T420">Kullan</text:span><text:span text:style-name="T421">ılmıştır). Bunlar yedek kopyalamalar ile ilgili iyi bir fikir değildir, sıkıştırılmış arşiv</text:span></text:p>
      <text:p text:style-name="P19"><text:span text:style-name="T422">Verilerin bit hatalar her zaman geri kalan verilerin kay</text:span><text:span text:style-name="T423">ıplarına yol acar.</text:span></text:p>
      <text:p text:style-name="P19"><text:span text:style-name="T424">Typical suffixes for tar archives include .tar , .tar.bz2 , or .tar.gz , depending on</text:span></text:p>
      <text:p text:style-name="P19"><text:span text:style-name="T424">whether they have been compressed not at all, using bzip2 , or using gzi . ".tgz"</text:span><text:span text:style-name="T425"><text:s/>eki</text:span></text:p>
      <text:p text:style-name="P19"><text:span text:style-name="T425">zipped (sikistirilmis) tar veri formati genel olarak DOS dosya sistemi üzerinde</text:span></text:p>
      <text:p text:style-name="P19"><text:span text:style-name="T425">depolanmas</text:span><text:span text:style-name="T426">ı gerekiyor.. tar ’in söz dizimi;</text:span></text:p>
      <text:p text:style-name="P19"><text:span text:style-name="T427">tar ⟨</text:span><text:span text:style-name="T428">options</text:span><text:span text:style-name="T429">⟩ ⟨</text:span><text:span text:style-name="T430">file</text:span><text:span text:style-name="T431">⟩||⟨</text:span><text:span text:style-name="T432">directory</text:span><text:span text:style-name="T433">⟩ …</text:span></text:p>
      <text:p text:style-name="P19"><text:span text:style-name="T433">ve en önemli içerikler: tar seçenekler</text:span></text:p>
      <text:p text:style-name="P19"><text:span text:style-name="T434">-c<text:s/></text:span><text:span text:style-name="T435">(“create”) yeni ar</text:span><text:span text:style-name="T436">şiv oluşturur</text:span></text:p>
      <text:p text:style-name="P19"><text:span text:style-name="T437">-f<text:s/></text:span><text:span text:style-name="T438">file<text:s/></text:span><text:span text:style-name="T439">⟨</text:span><text:span text:style-name="T440">file</text:span><text:span text:style-name="T441">⟩ üzerinden yeni ar</text:span><text:span text:style-name="T442">şiv oluşturur (veya mevcut arşivden okur),</text:span></text:p>
      <text:p text:style-name="P19"><text:span text:style-name="T443">⟨</text:span><text:span text:style-name="T444">file</text:span><text:span text:style-name="T445">⟩ düz dosyalarda veya bir ayg</text:span><text:span text:style-name="T446">ıt dosyalarda bulunması (diğerlerinden yanı sira)</text:span></text:p>
      <text:p text:style-name="P19"><text:span text:style-name="T447">-M<text:s/></text:span><text:span text:style-name="T448">multi-volume ar</text:span><text:span text:style-name="T449">şivleri kullanmak</text:span></text:p>
      <text:p text:style-name="P19"><text:span text:style-name="T450">-r<text:s/></text:span><text:span text:style-name="T451">ar</text:span><text:span text:style-name="T452">şive dosyalar ekler (manyetik kaseteler için degil)</text:span></text:p>
      <text:p text:style-name="P19"><text:span text:style-name="T453">-t<text:s/></text:span><text:span text:style-name="T454">ar</text:span><text:span text:style-name="T455">şiv içindekileri görüntüler</text:span></text:p>
      <text:p text:style-name="P19"><text:span text:style-name="T456">-u<text:s/></text:span><text:span text:style-name="T457">ar</text:span><text:span text:style-name="T458">şiv içindeki kendi sürümünden daha yeni olan dosyalari değiştirir. Eğer dosyaların</text:span></text:p>
      <text:p text:style-name="P19"><text:span text:style-name="T459">Hepsi olu</text:span><text:span text:style-name="T460">şmamışsa, Bunlar daha önceden eklenmiştir (manyetik kaseteler için değil)</text:span></text:p>
      <text:p text:style-name="P19"><text:span text:style-name="T461">-v<text:s/></text:span><text:span text:style-name="T462">Verbose modulu—tam o s</text:span><text:span text:style-name="T463">ırada tar' ın ne yapıyor olduğunu görüntüler</text:span></text:p>
      <text:p text:style-name="P19"><text:span text:style-name="T464">-x<text:s/></text:span><text:span text:style-name="T465">Dosyalar ve Dizinleri ar</text:span><text:span text:style-name="T466">şivden çıkarır</text:span></text:p>
      <text:p text:style-name="P19"><text:span text:style-name="T467">-z<text:s/></text:span><text:span text:style-name="T468">gzip kullanarak ar</text:span><text:span text:style-name="T469">şivi sıkıştırır veya sıkıştırmadan çıkarmasını</text:span></text:p>
      <text:p text:style-name="P19"><text:span text:style-name="T470">-Z<text:s/></text:span><text:span text:style-name="T471">s</text:span><text:span text:style-name="T472">ıkıştırma kullanarak arşivi sıkıştırır veya açmasını (Normalde linux üzerinde</text:span></text:p>
      <text:p text:style-name="P19"><text:span text:style-name="T473">mevcut de</text:span><text:span text:style-name="T474">ğil)</text:span></text:p>
      <text:p text:style-name="P19"><text:span text:style-name="T475">-j<text:s/></text:span><text:span text:style-name="T476">bzip2 kullanarak ar</text:span><text:span text:style-name="T477">şivi sıkıştırır veya sıkıştırmadan çıkarmamasının</text:span></text:p>
      <text:p text:style-name="P19"><text:span text:style-name="T478">option syntax tar in söz dizim seçenekleri oldukça s</text:span><text:span text:style-name="T479">ıra dışıdır,</text:span></text:p>
      <text:p text:style-name="P19"><text:span text:style-name="T480"/></text:p>
      <text:p text:style-name="P19"><text:span text:style-name="T481">Bunda -f gibi parametre olanlar (ola</text:span><text:span text:style-name="T482">ğanüstü) dâhil olmak üzere tekbir tire sonra birkaç seçenekleri "paketlemek" (başka bir yerde olduğu gibi) mümkündür.</text:span></text:p>
      <text:p text:style-name="P19"><text:span text:style-name="T483"/></text:p>
      <text:p text:style-name="P19"><text:span text:style-name="T484">İlk "seçenek paketi" önünde gösterişi çizgi dışarı bırakabilirsiniz. Sık sık aşağıdaki gibi</text:span></text:p>
      <text:p text:style-name="P19"><text:span text:style-name="T485">Komutlar</text:span><text:span text:style-name="T486">ı göreceksiniz:</text:span></text:p>
      <text:p text:style-name="P19"><text:span text:style-name="T487"/></text:p>
      <text:p text:style-name="P19"><text:span text:style-name="T488">Yine de,<text:s text:c="2"/>bunu önemsiyoruz.</text:span></text:p>
      <text:p text:style-name="P19"><text:span text:style-name="T488">a</text:span><text:span text:style-name="T489">şağıdaki örnekte arşivler tüm dosyaları ile birlikte asil dizinde data isim ile devam</text:span></text:p>
      <text:p text:style-name="P20"><text:span text:style-name="T490">eden data. tar dosyas</text:span><text:span text:style-name="T491">ı kullanıcının ana sayfasında bulunmaktadır</text:span></text:p>
      <text:p text:style-name="P20"><text:span text:style-name="T492">-c seçene</text:span><text:span text:style-name="T493">ği yeniden arşiv oluşturup düzenler, "-f ~/data.tar" isimli arşivin ismini verir.</text:span></text:p>
      <text:p text:style-name="P20"><text:span text:style-name="T494">-v seçene</text:span><text:span text:style-name="T495">ği sonucu hakkında hiçbir değişiklik yapamaz; sadece dosyaların isimleri hakkında arşivlenmiş halini ekranda görüntüler.(eğer dosyalardan birisi arşivlenmişe buda gerçekten bir dizin ise, Dizinin tüm bilgilerine arşivin içine dizinler eklenecektir.</text:span></text:p>
      <text:p text:style-name="P20"><text:span text:style-name="T496"/></text:p>
      <text:p text:style-name="P21"><text:span text:style-name="T497">Tar da tüm dizinlerin ar</text:span><text:span text:style-name="T498">şivlenmesini sağlar. Bunu çevreleyen dizinden yapmak daha</text:span></text:p>
      <text:p text:style-name="P21"><text:span text:style-name="T499">İyidir. Arşivin içine bir altdizin oluşursa buda arşivi paketten çıkarırken yeniden</text:span></text:p>
      <text:p text:style-name="P22"><text:span text:style-name="T500">Olu</text:span><text:span text:style-name="T501">şacaktır. Aşağıdaki örnekte daha detaylı olarak gösterecektir.</text:span></text:p>
      <text:p text:style-name="P23"><text:span text:style-name="T502">Sistem yöneticisi root home.tar isimli /home dizininde bir ar</text:span><text:span text:style-name="T503">şiv depolarsa (tüm kullanıcı</text:span></text:p>
      <text:p text:style-name="P24"><text:span text:style-name="T504">Bilgileri). Buda /tmp dizin içerisine saklan</text:span><text:span text:style-name="T505">ır.</text:span></text:p>
      <text:p text:style-name="P25"><text:span text:style-name="T506">E</text:span><text:span text:style-name="T507">ğer dosyalar ve dizinlerin mutlak path isimlerin kullanarak verilirse, tar path</text:span></text:p>
      <text:p text:style-name="P25"><text:span text:style-name="T507">İsmine bağlı otomatik olarak depolar (başka bir sözle "/" ile başlayan her bir</text:span></text:p>
      <text:p text:style-name="P25"><text:span text:style-name="T507">İsimleri kaldırılmıştır ). Başka bir bilgisayarda arşivden paket çıkarırken bu tur</text:span></text:p>
      <text:p text:style-name="P26"><text:span text:style-name="T508">Problemleri önler (Uygulama 11.6 ya bakin).</text:span></text:p>
      <text:p text:style-name="P26"><text:span text:style-name="T509"/></text:p>
      <text:p text:style-name="P26"><text:span text:style-name="T510">Ar</text:span><text:span text:style-name="T511">şivin "tablo içeriklerini" -t seçeneğin kullanarak görüntüleyebiliriz:</text:span></text:p>
      <text:p text:style-name="P26"><text:span text:style-name="T512">-v seçene</text:span><text:span text:style-name="T513">ği tar i daha detaylı verir:</text:span></text:p>
      <text:p text:style-name="P26"><text:span text:style-name="T514">-x komutu ile verilerinizi arars</text:span><text:span text:style-name="T515">ınız:</text:span></text:p>
      <text:p text:style-name="P26"><text:span text:style-name="T516">bu durumda tar terminal üzerinde hiç ç</text:span><text:span text:style-name="T517">ıkış üretmez.— -v komutunu vermeniz lazim:</text:span></text:p>
      <text:p text:style-name="P27"><text:span text:style-name="T518">E</text:span><text:span text:style-name="T519">ğer arşiv hiyerarşi bir dizin içerirse, bu ana</text:span></text:p>
      <text:p text:style-name="P27"><text:span text:style-name="T520">Dizini yeniden olu</text:span><text:span text:style-name="T521">şturur. (Eğer hatırlarsanız tar tüm mutlak isimlerinden bir tane</text:span></text:p>
      <text:p text:style-name="P27"><text:span text:style-name="T522">path islimine ba</text:span><text:span text:style-name="T523">ğlı üretir.) Herhangi dizine arşivleri çıkartabilirsiniz, her zaman bu</text:span></text:p>
      <text:p text:style-name="P27"><text:span text:style-name="T524">Yap</text:span><text:span text:style-name="T525">ıyı tutar.</text:span></text:p>
      <text:p text:style-name="P27"><text:span text:style-name="T526">Paketi ç</text:span><text:span text:style-name="T527">ıkarma sırasında dosya veya dizin isimlerini değiştirebilirsiniz. Bu durumda</text:span></text:p>
      <text:p text:style-name="P27"><text:span text:style-name="T528">Söz konusu olan sadece dosyalar ve dizinler paketten aç</text:span><text:span text:style-name="T529">ılacaktır. Ancak, arşivin içindeki</text:span></text:p>
      <text:p text:style-name="P28"><text:span text:style-name="T529">İsimlerin tam olarak eşleşmesine dikkat edin:</text:span></text:p>
      <text:p text:style-name="P29"><text:span text:style-name="T530">Uygulamalar</text:span></text:p>
      <text:p text:style-name="P29"><text:span text:style-name="T530">11.3<text:s/></text:span><text:span text:style-name="T531">[!2] Ana dizinizdeki dosyalar</text:span><text:span text:style-name="T532">ın liste bilgilerin bir dosya içinde depolayın.</text:span></text:p>
      <text:p text:style-name="P29"><text:span text:style-name="T533">O dosyan</text:span><text:span text:style-name="T534">ın tar arşivini oluşturun. Orijinal dosya ve onun arşivini bir</text:span></text:p>
      <text:p text:style-name="P29"><text:span text:style-name="T535">Biriyle kar</text:span><text:span text:style-name="T536">şılaştır. Ne önerilirsiniz?</text:span></text:p>
      <text:p text:style-name="P29"><text:span text:style-name="T537">11.4<text:s/></text:span><text:span text:style-name="T538">[2] üç veya dört bos dosya olu</text:span><text:span text:style-name="T539">şturup onu yeni oluşturduğunuz arşive ekleyiniz</text:span></text:p>
      <text:p text:style-name="P30"><text:span text:style-name="T540">11.5<text:s/></text:span><text:span text:style-name="T541">[2] asil dosyan</text:span><text:span text:style-name="T542">ızı silin ve tar in içeriklerini arşivden çıkaran.</text:span></text:p>
      <text:p text:style-name="P30"><text:span text:style-name="T543">11.6 e</text:span><text:span text:style-name="T544">ğer bir dosya veya muhafaza edilmesi için dizinin adı mutlak bir yol adı olarak verilirse neden GNU tar profilaktik olarak yol adı başlangıcında silmez?</text:span></text:p>
      <text:p text:style-name="P31"><text:span text:style-name="T545">ve etc-backup.tar (a) mutlak yol isimleri varsa ne olaca</text:span><text:span text:style-name="T546">ğını hayal edin,(b) başka bir</text:span></text:p>
      <text:p text:style-name="P32"><text:span text:style-name="T547">bilgisayara aktar</text:span><text:span text:style-name="T548">ılır ve orada çözülür).</text:span></text:p>
      <text:p text:style-name="P33"><text:span text:style-name="T549">11.3 gzip ile Dosya S</text:span><text:span text:style-name="T550">ıkıştırma</text:span></text:p>
      <text:p text:style-name="P33"><text:span text:style-name="T551">Linux in en yayg</text:span><text:span text:style-name="T552">ın kullanılan sıkıştırma uygulaması Jean-Loup Gailly ve Mark Adler</text:span></text:p>
      <text:p text:style-name="P33"><text:span text:style-name="T553">Taraf</text:span><text:span text:style-name="T554">ından geliştirilmiştir. Bu tek bir dosya sıkıştırması için kullan ilmiştir. (yakınlarda adi</text:span></text:p>
      <text:p text:style-name="P34"><text:span text:style-name="T555">Geçmi</text:span><text:span text:style-name="T556">ştir, çokça dosyaları tek arşivde içermesi mümkündür).</text:span></text:p>
      <text:p text:style-name="P34"><text:span text:style-name="T557">gzip uygulamas</text:span><text:span text:style-name="T558">ı ("GNU zip" in kısaltılmışı) 1992 de sıkıştırma problemleri önlemek</text:span></text:p>
      <text:p text:style-name="P35"><text:span text:style-name="T558">İçin ortaya cikmistir, standart Unix sürümlerin özel sıkıştırma aracısıdır. Sıkıştırma</text:span></text:p>
      <text:p text:style-name="P35"><text:span text:style-name="T559">Lempel-Ziv-Wlch algoritmas</text:span><text:span text:style-name="T560">ına dayanmistirl (LZW), patent hakları US tarafından</text:span></text:p>
      <text:p text:style-name="P35"><text:span text:style-name="T561">Sakilidir 4,558,302. Bu patenti Sperry (later Unisys)<text:s/></text:span><text:span text:style-name="T562">şirketine ait olup buda 20</text:span></text:p>
      <text:p text:style-name="P35"><text:span text:style-name="T563">Haziran 2003 de suresi sona ermi</text:span><text:span text:style-name="T564">şti. Diğer taraftan, gzip DEFLATE metodu Phil</text:span></text:p>
      <text:p text:style-name="P35"><text:span text:style-name="T565">Katz[RFC 1951] tarafindan<text:s text:c="2"/>kullan</text:span><text:span text:style-name="T566">ılmıstır,Artik LZW patentine sahip olmamasına</text:span></text:p>
      <text:p text:style-name="P35"><text:span text:style-name="T567">Dayal</text:span><text:span text:style-name="T568">ı bunun yani sira LZ77 isimin alan Huffmen scema kodlaması ozgur patent</text:span></text:p>
      <text:p text:style-name="P36"><text:span text:style-name="T569">Olmu</text:span><text:span text:style-name="T570">ştur. ayrıca, LZW den daha iyi çalışmaktadır.</text:span></text:p>
      <text:p text:style-name="P37"><text:span text:style-name="T571">gzip compress i kullanarak s</text:span><text:span text:style-name="T572">ıkıştırılmış dosyaları sıkıştırmadan çıkarır, çünkü</text:span></text:p>
      <text:p text:style-name="P37"><text:span text:style-name="T573">Sadece Unisys taraf</text:span><text:span text:style-name="T574">ından patenti korunmuştur. Bu tur dosyaları ".Z" komutu</text:span></text:p>
      <text:p text:style-name="P38"><text:span text:style-name="T574">İsimleri ile ayırt edebilirsiniz.</text:span></text:p>
      <text:p text:style-name="P39"><text:span text:style-name="T575">gzip i PKZIP ve benzer Windows uygulamalar</text:span><text:span text:style-name="T576">ı "ZIP" ismiyle karıştırılmamalıdır</text:span></text:p>
      <text:p text:style-name="P39"><text:span text:style-name="T577">Bu tur uygulamalar derhal dosyalar</text:span><text:span text:style-name="T578">ı sıkıştırıp ardından arşivleyebilir; gzip sadece</text:span></text:p>
      <text:p text:style-name="P39"><text:span text:style-name="T579">S</text:span><text:span text:style-name="T580">ıkıştırma isiyle uğraşır ve arşivleme isini tar veya cpio uygulamalarına birikir. .—gzip, ZIP</text:span></text:p>
      <text:p text:style-name="P39"><text:span text:style-name="T581">Paketleri tam olarak hangi bir dosya DEFLATE yöntemle ar</text:span><text:span text:style-name="T582">şivlenmiş bunları</text:span></text:p>
      <text:p text:style-name="P40"><text:span text:style-name="T583">Ar</text:span><text:span text:style-name="T584">şivden çıkarabilir.</text:span></text:p>
      <text:p text:style-name="P41"><text:span text:style-name="T585">gzip bir tek dosyalar</text:span><text:span text:style-name="T586">ı isler ve değiştirir, Dosyaların uzantı isimlerine. gz ismini ekler.</text:span></text:p>
      <text:p text:style-name="P41"><text:span text:style-name="T587">Bu degisikler dosyan</text:span><text:span text:style-name="T588">ın orijinal halinden daha az hafıza tutar. Birkaç dosyalar bir tek arşiv</text:span></text:p>
      <text:p text:style-name="P41"><text:span text:style-name="T589">içine s</text:span><text:span text:style-name="T590">ıkıştırılmalıdır, tar ve gzip bileşik olmalıdır.</text:span></text:p>
      <text:p text:style-name="P41"><text:span text:style-name="T591">gzip in en önemli tercihleri<text:s/></text:span><text:span text:style-name="T592">şunlardır:</text:span></text:p>
      <text:p text:style-name="P41"><text:span text:style-name="T593">-c s</text:span><text:span text:style-name="T594">ıkıştırılmış dosyasını standart sıktıysa gönderir, asil dosyanın yerine konur;</text:span></text:p>
      <text:p text:style-name="P41"><text:span text:style-name="T595">asilin kalan</text:span><text:span text:style-name="T596">ı değişmemektir.</text:span></text:p>
      <text:p text:style-name="P41"><text:span text:style-name="T597">-d<text:s/></text:span><text:span text:style-name="T598">s</text:span><text:span text:style-name="T599">ıkıştırılmış dosyanı çıkarmak (obur turlu: gunzip gzip -d gibi calisir)</text:span></text:p>
      <text:p text:style-name="P41"><text:span text:style-name="T600">-l<text:s/></text:span><text:span text:style-name="T601">("list") s</text:span><text:span text:style-name="T602">ıkıştırılmış dosyanın adi, paket boyutu givi önemli bilgilerini görüntüler</text:span></text:p>
      <text:p text:style-name="P41"><text:span text:style-name="T603">-r<text:s/></text:span><text:span text:style-name="T604">(“recursive”) alt dizindeki dosyalar</text:span><text:span text:style-name="T605">ı sıkıştırır</text:span></text:p>
      <text:p text:style-name="P41"><text:span text:style-name="T606">-S<text:s/></text:span><text:span text:style-name="T607">⟨</text:span><text:span text:style-name="T608">suffix</text:span><text:span text:style-name="T609">⟩ uses the specified suffix in place of .gz</text:span></text:p>
      <text:p text:style-name="P41"><text:span text:style-name="T610">-v<text:s/></text:span><text:span text:style-name="T611">her bir dosyan</text:span><text:span text:style-name="T612">ın isimi ve sıkıştırma oranının çitileri</text:span></text:p>
      <text:p text:style-name="P41"><text:span text:style-name="T613">-1 … -9<text:s/></text:span><text:span text:style-name="T614">B ir bir s</text:span><text:span text:style-name="T615">ıkıştırma oranı belirtir -1 (or --fast ) Çok hızlı çalışır ama</text:span></text:p>
      <text:p text:style-name="P41"><text:span text:style-name="T616">-1 … -9<text:s/></text:span><text:span text:style-name="T617">B ir bir s</text:span><text:span text:style-name="T618">ıkıştırma oranı belirtir -1 (or --fast ) Çok hızlı çalışır ama</text:span></text:p>
      <text:p text:style-name="P41"><text:span text:style-name="T618">İyi sıkıştırmaz, -9 (or --best ) çok iyi sıkıştırır ama yavaş; varsayılan ayarları ise</text:span></text:p>
      <text:p text:style-name="P41"><text:span text:style-name="T619">-6 .</text:span></text:p>
      <text:p text:style-name="P41"><text:span text:style-name="T619">A</text:span><text:span text:style-name="T620">şağıdaki komutu letter.tex dosyanı sıkıştırır, letter.tex.gz isimli sıkıştırılmış dosya</text:span></text:p>
      <text:p text:style-name="P41"><text:span text:style-name="T621">Depolar ve asil dosyas</text:span><text:span text:style-name="T622">ı silinir:</text:span></text:p>
      <text:p text:style-name="P41"><text:span text:style-name="T623">$<text:s/></text:span><text:span text:style-name="T624">gzip letter.tex</text:span></text:p>
      <text:p text:style-name="P41"><text:span text:style-name="T625">Dosyay</text:span><text:span text:style-name="T626">ı paketten çıkarırken</text:span></text:p>
      <text:p text:style-name="P41"><text:span text:style-name="T627">$<text:s/></text:span><text:span text:style-name="T628">gzip -d letter.tex</text:span></text:p>
      <text:p text:style-name="P42"><text:span text:style-name="T629">Veya</text:span></text:p>
      <text:p text:style-name="P43"><text:span text:style-name="T629">$<text:s/></text:span><text:span text:style-name="T630">gunzip letter.tex</text:span></text:p>
      <text:p text:style-name="P43"><text:span text:style-name="T631">iste letter.tex.gz (-S .t) yerine letter.tex.t olarak s</text:span><text:span text:style-name="T632">ıkıştırılmış dosya, ve dosyanın sıkıştırma</text:span></text:p>
      <text:p text:style-name="P43"><text:span text:style-name="T633">oranin ciktisi (-v):</text:span></text:p>
      <text:p text:style-name="P43"><text:span text:style-name="T633">$<text:s/></text:span><text:span text:style-name="T634">gzip -vS .t letter.tex</text:span></text:p>
      <text:p text:style-name="P43"><text:span text:style-name="T635">-s komutu s</text:span><text:span text:style-name="T636">ıkıştırmadan sikama üzerine belirtir, "gzip -d" olana kadar a .gz :</text:span></text:p>
      <text:p text:style-name="P43"><text:span text:style-name="T637">$<text:s/></text:span><text:span text:style-name="T638">gzip -dS .t letter.tex</text:span></text:p>
      <text:p text:style-name="P43"><text:span text:style-name="T639">E</text:span><text:span text:style-name="T640">ğer. Tex uzantılı tum dosyaları all.tar.gz seklinde sıkıştırmak istersek, bu komutu kullanılır</text:span></text:p>
      <text:p text:style-name="P43"><text:span text:style-name="T641">$<text:s/></text:span><text:span text:style-name="T642">tar -cvzf tex-all.tar.gz *.tex</text:span></text:p>
      <text:p text:style-name="P43"><text:span text:style-name="T643">Unutma tar asil dosyay</text:span><text:span text:style-name="T644">ı silmez! Bu sadece paketten çıkarmak için kullanılır</text:span></text:p>
      <text:p text:style-name="P44"><text:span text:style-name="T645">$<text:s/></text:span><text:span text:style-name="T646">tar -xvzf tex-all.tar.gz</text:span></text:p>
      <text:p text:style-name="P45"><text:span text:style-name="T646">Uygulamalar</text:span></text:p>
      <text:p text:style-name="P45"><text:span text:style-name="T647"><text:s/></text:span><text:span text:style-name="T648">11.7<text:s/></text:span><text:span text:style-name="T649">[2] al</text:span><text:span text:style-name="T650">ıştırma 11.3 deki en iyi sıkıştırması ile tar arşivin silkiştir</text:span></text:p>
      <text:p text:style-name="P45"><text:span text:style-name="T651"><text:s/></text:span><text:span text:style-name="T652">11.8<text:s/></text:span><text:span text:style-name="T653">[!3] s</text:span><text:span text:style-name="T654">ıkıştırılmış arşivin içeriklerini denetlemek. tar arşivden asil yerine geri getir</text:span></text:p>
      <text:p text:style-name="P45"><text:span text:style-name="T655"><text:s/></text:span><text:span text:style-name="T656">11.9<text:s/></text:span><text:span text:style-name="T657">[!2] nas</text:span><text:span text:style-name="T658">ıl bir şekilde ana dizininizdeki tüm içerikleri paketleyip gzip dosyasını sıkıştırır?</text:span></text:p>
      <text:p text:style-name="P45"><text:span text:style-name="T659">11.4 bzip2 ile Dosya Sikistirma</text:span></text:p>
      <text:p text:style-name="P45"><text:span text:style-name="T660">bzip2 Julian Seward taraf</text:span><text:span text:style-name="T661">ından geliştirilen büyük ölçüde gzip e uyumlu bir uygulamadır. Ancak, bu</text:span></text:p>
      <text:p text:style-name="P45"><text:span text:style-name="T662">Ba</text:span><text:span text:style-name="T663">şka yöntemler içinde kullanılır yüksek derece fazladan zaman ve hafıza kullanılarak</text:span></text:p>
      <text:p text:style-name="P45"><text:span text:style-name="T664">S</text:span><text:span text:style-name="T665">ıkıştırır. (sıkıştırmadan acarken de bir farkı yoktur).</text:span></text:p>
      <text:p text:style-name="P45"><text:span text:style-name="T666">bzip2 "Burrows-Wheeler donu</text:span><text:span text:style-name="T667">şumunum"</text:span></text:p>
      <text:p text:style-name="P45"><text:span text:style-name="T668">Kullan</text:span><text:span text:style-name="T669">ır kodlamada sik sik ortaya çıkan dizinleri tek karakteristik dizilere çevirir.</text:span></text:p>
      <text:p text:style-name="P45"><text:span text:style-name="T670">Bu sonuçlar "local frequency" e tek karakteristik olarak s</text:span><text:span text:style-name="T671">ıralanır, çalışma uzunluğu</text:span></text:p>
      <text:p text:style-name="P45"><text:span text:style-name="T672">Hesapland</text:span><text:span text:style-name="T673">ıktan sonra, Huffman semasina göre kodlanır. Huffmen kodu yoğun bir</text:span></text:p>
      <text:p text:style-name="P45"><text:span text:style-name="T674">Şekilde dosyaya yazılır.</text:span></text:p>
      <text:p text:style-name="P45"><text:span text:style-name="T675">Bzip ne olacak? bzip aritmetiksel kodlama kullanan bzip2 ye göre daha öncel ç</text:span><text:span text:style-name="T676">ıkmış</text:span></text:p>
      <text:p text:style-name="P45"><text:span text:style-name="T677">Olup donu</text:span><text:span text:style-name="T678">şumu Huffman kodlamasından sonra blokla mistir. Ancak, Geliştiricisi</text:span></text:p>
      <text:p text:style-name="P45"><text:span text:style-name="T679">Aritmetiksel kodlamaya karar verdi bu nedenle onu çevreleyen uygulamalar çe</text:span><text:span text:style-name="T680">şitli</text:span></text:p>
      <text:p text:style-name="P45"><text:span text:style-name="T681">Patent sorunlar yasad</text:span><text:span text:style-name="T682">ı.</text:span></text:p>
      <text:p text:style-name="P45"><text:span text:style-name="T683">gzip,bzip2 ler s</text:span><text:span text:style-name="T684">ıkıştırmak için bir veya birden fazla dosya isimlerin parametre olarak</text:span></text:p>
      <text:p text:style-name="P45"><text:span text:style-name="T685">Kabul eden. .bz2 uzant</text:span><text:span text:style-name="T686">ı isimle biten dosyalar, sıkıştırılmış sürümlerin yerine geçer.</text:span></text:p>
      <text:p text:style-name="P45"><text:span text:style-name="T687">-c ve -d seçenekleri eponymous seçeneklerine kars</text:span><text:span text:style-name="T688">ı gelip. Ancak, “seçeneklerin kalitesi” -1</text:span></text:p>
      <text:p text:style-name="P45"><text:span text:style-name="T689">den -9 a farkl</text:span><text:span text:style-name="T690">ı çalışır: onlar o anki sıkıştırmanın kullanarak blok boyutun belirler.</text:span></text:p>
      <text:p text:style-name="P46"><text:span text:style-name="T691">Varsay</text:span><text:span text:style-name="T692">ılan değeri 9 dur, -1 olunca önemli bir hız kazancı sunmaz</text:span></text:p>
      <text:p text:style-name="P47"><text:span text:style-name="T693">-9 900kib boyutta bloklar. Bunun kar</text:span><text:span text:style-name="T694">şılığı hafıza kullanımı yaklaşık 3.7 MiB</text:span></text:p>
      <text:p text:style-name="P47"><text:span text:style-name="T695">S</text:span><text:span text:style-name="T696">ıkıştırır (7.6 MiB sıkıştırır), çağdaş bir donamın sorun çıkarmamalıdır. Blok</text:span></text:p>
      <text:p text:style-name="P47"><text:span text:style-name="T697">Boyutlar</text:span><text:span text:style-name="T698">ının artırılmasından bir avantaj elde edilebilir gibi görünmüyor. Sıkıştırma</text:span></text:p>
      <text:p text:style-name="P47"><text:span text:style-name="T699">Üzerinde blok boyutu seçimini vurgulamakta yarar</text:span><text:span text:style-name="T700">ı sıkıştırmadan çıkarmada</text:span></text:p>
      <text:p text:style-name="P47"><text:span text:style-name="T701">Gerekli olan haf</text:span><text:span text:style-name="T702">ıza miktar boyutunu belirler, aklınızda tutmanız gerekeni eğer çok</text:span></text:p>
      <text:p text:style-name="P47"><text:span text:style-name="T703">Az haf</text:span><text:span text:style-name="T704">ızali bilgisayarda çok Gibi byte bilgisayarla. bz2 dosya hazırlamada bzip2 (1)</text:span></text:p>
      <text:p text:style-name="P47"><text:span text:style-name="T705">Daha ayr</text:span><text:span text:style-name="T706">ıntılı olarak açıklar.</text:span></text:p>
      <text:p text:style-name="P47"><text:span text:style-name="T707">Kar</text:span><text:span text:style-name="T708">şılaştırdığınızda da gzip ve gunzip,bunzip2 dosyaları açmak için, bzip2 de dosyaları sıkıştırmak için</text:span></text:p>
      <text:p text:style-name="P47"><text:span text:style-name="T709">Kullan</text:span><text:span text:style-name="T710">ılır. (Bunlar gzip2 nin başka bir ismidir: Hem “bzip2 -d ” kullanarak ta Dosyaları</text:span></text:p>
      <text:p text:style-name="P47"><text:span text:style-name="T711">Açabilirsiniz.)</text:span></text:p>
      <text:p text:style-name="P47"><text:span text:style-name="T712">Z</text:span><text:span text:style-name="T713">ıp ve unzip kullanarak Dosya Arşivleme ve Sıkıştırma</text:span></text:p>
      <text:p text:style-name="P47"><text:span text:style-name="T714">Windows da veya internette veri al</text:span><text:span text:style-name="T715">ış verişte genellikle widespread ZIP dosya bicimi</text:span></text:p>
      <text:p text:style-name="P47"><text:span text:style-name="T716">kullan</text:span><text:span text:style-name="T717">ılmalı (bugünlerde Windows üzerinde birçok dosya arşiv programları da .tar.gz ile</text:span></text:p>
      <text:p text:style-name="P47"><text:span text:style-name="T718">Anla</text:span><text:span text:style-name="T719">şmalı). Linux te iki ayrı uygulama vardır zip(arşivleri oluşturma) ve unzip (arşivleri</text:span></text:p>
      <text:p text:style-name="P47"><text:span text:style-name="T720">açma) .</text:span></text:p>
      <text:p text:style-name="P47"><text:span text:style-name="T720">Da</text:span><text:span text:style-name="T721">ğıtıma baglı olarak bu uygulamaları ayrı ayrı kurmanız lazım</text:span></text:p>
      <text:p text:style-name="P47"><text:span text:style-name="T722">Debian GNU/Linux te, ornegin, orda zip ve unzip iki ayr</text:span><text:span text:style-name="T723">ı paket bulunur.</text:span></text:p>
      <text:p text:style-name="P47"><text:span text:style-name="T724">zip Zip program</text:span><text:span text:style-name="T725">ının arşivleme tarzı size PKZIP gibi programların sıkıştırma tarzını</text:span></text:p>
      <text:p text:style-name="P47"><text:span text:style-name="T726">Hat</text:span><text:span text:style-name="T727">ırlatabilir. En basit söylemle, komut satırına geçirilen dosyaları toplar:</text:span></text:p>
      <text:p text:style-name="P47"><text:span text:style-name="T728">$<text:s/></text:span><text:span text:style-name="T729">zip test.zip file1 file2</text:span></text:p>
      <text:p text:style-name="P47"><text:span text:style-name="T730">adding: file1 (deflated 66%)</text:span></text:p>
      <text:p text:style-name="P47"><text:span text:style-name="T730">adding: file2 (deflated 62%)</text:span></text:p>
      <text:p text:style-name="P47"><text:span text:style-name="T730">$ _</text:span></text:p>
      <text:p text:style-name="P47"><text:span text:style-name="T730">(Burada test.zip ç</text:span><text:span text:style-name="T731">ıkan arşiv adıdır.)</text:span></text:p>
      <text:p text:style-name="P47"><text:span text:style-name="T732">-r seçene</text:span><text:span text:style-name="T733">ğini kullanarak zip'e alt dizinlerin içine inmesi komutunu verebilirsiniz.:</text:span></text:p>
      <text:p text:style-name="P47"><text:span text:style-name="T734">$<text:s/></text:span><text:span text:style-name="T735">zip -r test.zip ziptest</text:span></text:p>
      <text:p text:style-name="P47"><text:span text:style-name="T736">adding: ziptest/ (stored 0%)</text:span></text:p>
      <text:p text:style-name="P47"><text:span text:style-name="T736">adding: ziptest/testfile (deflated 62%)</text:span></text:p>
      <text:p text:style-name="P47"><text:span text:style-name="T736">adding: ziptest/file2 (deflated 62%)</text:span></text:p>
      <text:p text:style-name="P47"><text:span text:style-name="T736">adding: ziptest/file1 (deflated 66%)</text:span></text:p>
      <text:p text:style-name="P47"><text:span text:style-name="T736">-@ seçene</text:span><text:span text:style-name="T737">ğiyle zip kendi standartları çerçevesinde arşivlenecek dosyaların adlarını okur:</text:span></text:p>
      <text:p text:style-name="P47"><text:span text:style-name="T738">$<text:s/></text:span><text:span text:style-name="T739">find ziptest | zip -@ test</text:span></text:p>
      <text:p text:style-name="P47"><text:span text:style-name="T740">adding: ziptest/ (stored 0%)</text:span></text:p>
      <text:p text:style-name="P47"><text:span text:style-name="T740">adding: ziptest/testfile (deflated 62%)</text:span></text:p>
      <text:p text:style-name="P47"><text:span text:style-name="T740">adding: ziptest/file2 (deflated 62%)</text:span></text:p>
      <text:p text:style-name="P47"><text:span text:style-name="T740">adding: ziptest/file1 (deflated 66%)</text:span></text:p>
      <text:p text:style-name="P48"><text:span text:style-name="T740">(Ar</text:span><text:span text:style-name="T741">şiv dosyasının adında. zip son ekini kullanmayı unutabilirsiniz.)</text:span></text:p>
      <text:p text:style-name="P48"><text:span text:style-name="T742">zip bir ar</text:span><text:span text:style-name="T743">şive dosya eklemenin 2 yolunu bilir. Dosyayı sıkıştırma olmadan depolanmış kabul eder ve saklanır (sıkıştırılmış dosyanın yüzde kaç sıkıştırıldığını mesela "% 62 düşürülmüş", arşiv içinde kendi orijinal dosyanın boyutu düşürülmüş iken sadece 38% olduğu anlamına gelmektedir ). siz -0 seçeneğini kullanmadıkça zip otomatik olarak daha mantıklı bir yaklaşım seçer.</text:span></text:p>
      <text:p text:style-name="P48"><text:span text:style-name="T744"/></text:p>
      <text:p text:style-name="P48"><text:span text:style-name="T745">E</text:span><text:span text:style-name="T746">ğer var olan bir zıp dosyasını onun ilk parametresiyle çağırır ve başka bir şey belirleyemezseniz, arşivlenecek dosyaların (aynı adları taşıyan mevcut dosyaların üzerine yazılmış olan) mevcut içeriğinin üstüne arşive eklenir. Bu durumda zıp, tar ve çipodan farklı davranır. Temiz bir arşivleme isterseniz ilk olarak dosyayı kaldırmanız gerekir.</text:span></text:p>
      <text:p text:style-name="P48"><text:span text:style-name="T747">Dosyalar</text:span><text:span text:style-name="T748">ı aptalca eklemenin yanı sıra, zıp operasyonun diğer birkaç morlarını da destekler:<text:s text:c="2"/>-u seçeneği arşivi komut satırında belirtilen dosyayla aynı ismi taşıyan bir dosya daha varsa sadece yeni olanı arşiv dosyalarına ekleyerek günceller(adı geçen dosyalar henüz arşive hiçbir şekilde alınmamışsa).-f seçeneği arşiv dosyalarını komut satırında üzerine yazılmış daha yeni versiyonlarıyla canlandırır(bütünüyle yeni dosyalar arşive eklenmez). -d seçeneği arşiv içindeki dosyaları siler ve kişilerin isimleri komut satırında dosya adlarını değerlendirir.</text:span></text:p>
      <text:p text:style-name="P48"><text:span text:style-name="T749">z</text:span><text:span text:style-name="T750">ıp'in yeni sürümleri aynı zamanda -FS(dosya senkronizasyon) modunu destekler. Bu mod -u'nun yaptığını yaparak arşivi dosya sistemine senkronize eder, fakat aynı zamanda komut satırı üzerindeki henüz isimlendirilmemiş dosyaları siler(ya da -r durumunda aranan bir dizinin parçasıdır). Bu metodun avantajı yeniden yapılandırılmış bir arşivinkiyle karşılaştırıldığında arşivde önceden var olan değişmemiş dosyaların tekrar sıkıştırılmış olmasını gerektirmez.</text:span></text:p>
      <text:p text:style-name="P48"><text:span text:style-name="T751">zip her çe</text:span><text:span text:style-name="T752">şit seçeneği destekler ve "zip -h" yi kullanarak listeye bakabilirsiniz(ya da -h2'yi kullanarak daha ayrıntılı bir listeye bakabilirsiniz). Aynı zamanda zip(1) man sayfası da çok bilgilendiricidir.</text:span></text:p>
      <text:p text:style-name="P48"><text:span text:style-name="T753">zip her çe</text:span><text:span text:style-name="T754">şit seçeneği destekler ve "zip -h" yi kullanarak listeye bakabilirsiniz(ya da -h2'yi kullanarak daha ayrıntılı bir listeye bakabilirsiniz). Aynı zamanda zip(1) man sayfası da çok bilgilendiricidir.</text:span></text:p>
      <text:p text:style-name="P49"><text:span text:style-name="T755">Arşivin için gözetmenin en iyi yolu -v seçeneğin kullanmak, içinde ne olduğunu gormek altdizinler için zorluk çıkarabilir.</text:span></text:p>
      <text:p text:style-name="P49"><text:span text:style-name="T755">unzip le arşivin ismini çağırması arşivi paketten açmasına denk gelir</text:span><text:span text:style-name="T756">:</text:span></text:p>
      <text:p text:style-name="P49"><text:span text:style-name="T757">-d komutunu kullarak asıl dizinden başka bir dizin içine arşivi paketten açmak. Zorunlu kalsa bu dizin yeniden oluşturulur</text:span></text:p>
      <text:p text:style-name="P49"><text:span text:style-name="T758">E</text:span><text:span text:style-name="T759">ğer komut satırında belirli dosya isimi varsa, o zaman sadece bu dosyaları paketten çözülecek</text:span></text:p>
      <text:p text:style-name="P49"><text:span text:style-name="T759">(Bu durumda ziptest dizini ine oluşacaktır)</text:span></text:p>
      <text:p text:style-name="P49"><text:span text:style-name="T759">Alternatif olarak, -x komutun kullanırsanız seçilmiş olan dosyalar haricindekiler paketten çözülmüş olacaklar.</text:span></text:p>
      <text:p text:style-name="P49"><text:span text:style-name="T759">Ayrıca kabuk arama desenleri kullanarak paketi çözebilirsiniz(Veya paketten çözmektende önleyebilirsiniz) </text:span></text:p>
      <text:p text:style-name="P49"><text:span text:style-name="T760">//Bu k</text:span><text:span text:style-name="T761">ı</text:span><text:span text:style-name="T762">sm</text:span><text:span text:style-name="T763">ı</text:span><text:span text:style-name="T764">n<text:s/></text:span><text:span text:style-name="T765">ç</text:span><text:span text:style-name="T766">evremedim</text:span><text:span text:style-name="T767"/></text:p>
      <text:p text:style-name="P50"><text:span text:style-name="T768">(Note the quotes, which are used to hide the search patterns from the actual shell</text:span></text:p>
      <text:p text:style-name="P50"><text:span text:style-name="T768">so unzip gets to see them.) Unlike in the shell, the search patterns refer to the</text:span></text:p>
      <text:p text:style-name="P50"><text:span text:style-name="T769">complete<text:s/></text:span><text:span text:style-name="T770">file names (including any “/”).</text:span></text:p>
      <text:p text:style-name="P50"><text:span text:style-name="T770">As is to be expected, unzip also supports various other options. Look at the</text:span></text:p>
      <text:p text:style-name="P51"><text:span text:style-name="T770">program’s help information using “unzip -h” or “unzip -hh”, or read unzip(1).</text:span></text:p>
      <text:p text:style-name="P51"><text:span text:style-name="T771">Uygulamalar</text:span></text:p>
      <text:p text:style-name="P51"><text:span text:style-name="T771">11.10<text:s/></text:span><text:span text:style-name="T772">Ana dizinize birkaç dosya oluşturun ve onları zip le arşivleyin.<text:s/></text:span><text:span text:style-name="T773">"</text:span><text:span text:style-name="T774">unzip -v</text:span><text:span text:style-name="T775">"</text:span><text:span text:style-name="T776"><text:s/>kullanarak arşivin içeriğine bak.<text:s/></text:span><text:span text:style-name="T777">/</text:span><text:span text:style-name="T778">tm dizinine arşivi paketten çıkarın</text:span></text:p>
      <text:p text:style-name="P51"><text:span text:style-name="T778">11.11 unzip kulanarak paketten çözüyor ol</text:span><text:span text:style-name="T779">d</text:span><text:span text:style-name="T780">uğunuz dosya eger dosya sistem içerisinde daha önceden oluşmuşsa ne olurdu</text:span><text:span text:style-name="T781">?</text:span></text:p>
      <text:p text:style-name="P51"><text:span text:style-name="T782">11.</text:span><text:span text:style-name="T783">12 ZİP arşivi file.zip iki altdizinleri barındırıyor olsun bunların icinde (örnegin .c,.txt,.dat). Oyle bir unzip komutun verinizki içerikler icinden .txt dosyaların ayrı bir yerde açsın</text:span><text:span text:style-name="T784"/></text:p>
      <text:p text:style-name="P52"><text:span text:style-name="T7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